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0.5602in"/>
    </style:style>
    <style:style style:name="co9" style:family="table-column">
      <style:table-column-properties fo:break-before="auto" style:column-width="0.4535in"/>
    </style:style>
    <style:style style:name="co10" style:family="table-column">
      <style:table-column-properties fo:break-before="auto" style:column-width="0.5071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0.2819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 style:data-style-name="N128">
      <style:table-cell-properties fo:border-bottom="0.06pt solid #000000" fo:border-left="0.06pt solid #000000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28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2" style:family="table-cell" style:parent-style-name="Default" style:data-style-name="N133">
      <style:text-properties fo:color="#ff0000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28">
      <style:table-cell-properties fo:border-bottom="0.06pt solid #000000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28">
      <style:table-cell-properties fo:border-bottom="none" fo:border-left="none" fo:border-right="none" fo:border-top="0.06pt solid #000000"/>
      <style:text-properties fo:color="#0000ff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28">
      <style:text-properties fo:font-size="8pt" style:font-size-asian="8pt" style:font-size-complex="8pt"/>
    </style:style>
    <style:style style:name="ce16" style:family="table-cell" style:parent-style-name="Default" style:data-style-name="N133">
      <style:table-cell-properties fo:border-bottom="0.06pt solid #000000" fo:border-left="none" fo:border-right="none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33">
      <style:text-properties fo:font-size="8pt" style:font-size-asian="8pt" style:font-size-complex="8pt"/>
    </style:style>
    <style:style style:name="ce18" style:family="table-cell" style:parent-style-name="Default" style:data-style-name="N133">
      <style:table-cell-properties fo:border="none"/>
      <style:text-properties fo:color="#000000" style:font-name="Liberation Sans" fo:font-size="8pt" fo:font-weight="normal" style:font-name-asian="Droid Sans Fallback" style:font-size-asian="8pt" style:font-weight-asian="normal" style:font-name-complex="FreeSans" style:font-size-complex="8pt" style:font-weight-complex="normal"/>
    </style:style>
    <style:style style:name="ce19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133">
      <style:text-properties style:font-name="Liberation Sans" fo:font-size="8pt" style:font-name-asian="Droid Sans Fallback" style:font-size-asian="8pt" style:font-name-complex="FreeSans" style:font-size-complex="8pt"/>
    </style:style>
    <style:style style:name="ce22" style:family="table-cell" style:parent-style-name="Default" style:data-style-name="N128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" style:family="table-cell" style:parent-style-name="Default" style:data-style-name="N1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24" style:family="table-cell" style:parent-style-name="Default">
      <style:text-properties fo:color="#ff0000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color="#000000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 style:data-style-name="N128">
      <style:table-cell-properties fo:border="none"/>
      <style:text-properties fo:font-size="8pt" style:font-size-asian="8pt" style:font-size-complex="8pt"/>
    </style:style>
    <style:style style:name="ce27" style:family="table-cell" style:parent-style-name="Untitled1">
      <style:table-cell-properties fo:background-color="transparent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fo:border-left="none" fo:border-right="0.06pt solid #000000" fo:border-top="none"/>
      <style:text-properties fo:color="#ff0000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33" style:family="table-cell" style:parent-style-name="Default" style:data-style-name="N128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34" style:family="table-cell" style:parent-style-name="Default" style:data-style-name="N133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35" style:family="table-cell" style:parent-style-name="Default">
      <style:text-properties fo:font-size="8pt" style:font-size-asian="8pt" style:font-size-complex="8pt"/>
      <style:map style:condition="cell-content()&lt;=-1800" style:apply-style-name="Untitled1" style:base-cell-address="Data.X2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Dat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number-columns-repeated="2" table:default-cell-style-name="ce5"/>
        <table:table-column table:style-name="co3" table:number-columns-repeated="3" table:default-cell-style-name="ce5"/>
        <table:table-column table:style-name="co2" table:number-columns-repeated="2" table:default-cell-style-name="ce5"/>
        <table:table-column table:style-name="co6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999" table:default-cell-style-name="ce5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<text:s text:c="2"/>Debt</text:p>
          </table:table-cell>
          <table:table-cell table:style-name="ce1" office:value-type="string" calcext:value-type="string">
            <text:p><text:s text:c="2"/>Telephone</text:p>
          </table:table-cell>
          <table:table-cell table:style-name="ce1" office:value-type="string" calcext:value-type="string">
            <text:p><text:s text:c="2"/>Energy</text:p>
          </table:table-cell>
          <table:table-cell table:style-name="ce1" office:value-type="string" calcext:value-type="string">
            <text:p><text:s text:c="2"/>Other</text:p>
          </table:table-cell>
          <table:table-cell table:style-name="ce1" office:value-type="string" calcext:value-type="string">
            <text:p><text:s text:c="2"/>Bank</text:p>
          </table:table-cell>
          <table:table-cell table:style-name="ce1" office:value-type="string" calcext:value-type="string">
            <text:p><text:s text:c="2"/>Food</text:p>
          </table:table-cell>
          <table:table-cell table:style-name="ce1" office:value-type="string" calcext:value-type="string">
            <text:p><text:s text:c="2"/>Toxics</text:p>
          </table:table-cell>
          <table:table-cell table:style-name="ce1" office:value-type="string" calcext:value-type="string">
            <text:p><text:s text:c="2"/>Cash</text:p>
          </table:table-cell>
          <table:table-cell table:style-name="ce1" office:value-type="string" calcext:value-type="string">
            <text:p><text:s text:c="2"/>Health</text:p>
          </table:table-cell>
          <table:table-cell table:style-name="ce1" office:value-type="string" calcext:value-type="string">
            <text:p><text:s text:c="2"/>Home</text:p>
          </table:table-cell>
          <table:table-cell table:style-name="ce1" office:value-type="string" calcext:value-type="string">
            <text:p><text:s text:c="2"/>Transport</text:p>
          </table:table-cell>
          <table:table-cell table:style-name="ce1" office:value-type="string" calcext:value-type="string">
            <text:p><text:s text:c="2"/>Rent</text:p>
          </table:table-cell>
          <table:table-cell table:style-name="ce1" office:value-type="string" calcext:value-type="string">
            <text:p><text:s text:c="2"/>Cmb</text:p>
          </table:table-cell>
          <table:table-cell table:style-name="ce1" office:value-type="string" calcext:value-type="string">
            <text:p><text:s text:c="2"/>Car</text:p>
          </table:table-cell>
          <table:table-cell table:style-name="ce1" office:value-type="string" calcext:value-type="string">
            <text:p><text:s text:c="2"/>Crooks</text:p>
          </table:table-cell>
          <table:table-cell table:style-name="ce1" office:value-type="string" calcext:value-type="string">
            <text:p><text:s text:c="2"/>Presents</text:p>
          </table:table-cell>
          <table:table-cell table:style-name="ce1" office:value-type="string" calcext:value-type="string">
            <text:p><text:s text:c="2"/>Port</text:p>
          </table:table-cell>
          <table:table-cell table:style-name="ce1" office:value-type="string" calcext:value-type="string">
            <text:p><text:s text:c="2"/>Boat</text:p>
          </table:table-cell>
          <table:table-cell table:style-name="ce1" office:value-type="string" calcext:value-type="string">
            <text:p><text:s text:c="2"/>Taxes</text:p>
          </table:table-cell>
          <table:table-cell table:style-name="ce1" office:value-type="string" calcext:value-type="string">
            <text:p><text:s text:c="2"/>Investments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nL</text:p>
          </table:table-cell>
          <table:table-cell table:style-name="ce1" office:value-type="string" calcext:value-type="string">
            <text:p>Clopes</text:p>
          </table:table-cell>
          <table:table-cell table:style-name="ce1" office:value-type="string" calcext:value-type="string">
            <text:p>Toxics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Janvier</text:p>
          </table:table-cell>
          <table:table-cell table:style-name="ce7" office:value-type="float" office:value="2015" calcext:value-type="float">
            <text:p>2015</text:p>
          </table:table-cell>
          <table:table-cell table:style-name="ce10" office:value-type="float" office:value="-383" calcext:value-type="float">
            <text:p>-383</text:p>
          </table:table-cell>
          <table:table-cell table:style-name="ce10" office:value-type="float" office:value="-101" calcext:value-type="float">
            <text:p>-101</text:p>
          </table:table-cell>
          <table:table-cell table:style-name="ce10" office:value-type="float" office:value="-35" calcext:value-type="float">
            <text:p>-35</text:p>
          </table:table-cell>
          <table:table-cell table:style-name="ce10" office:value-type="float" office:value="-58" calcext:value-type="float">
            <text:p>-58</text:p>
          </table:table-cell>
          <table:table-cell table:style-name="ce10" office:value-type="float" office:value="-668" calcext:value-type="float">
            <text:p>-668</text:p>
          </table:table-cell>
          <table:table-cell table:style-name="ce10" office:value-type="float" office:value="-408" calcext:value-type="float">
            <text:p>-408</text:p>
          </table:table-cell>
          <table:table-cell table:style-name="ce10" office:value-type="float" office:value="-626" calcext:value-type="float">
            <text:p>-626</text:p>
          </table:table-cell>
          <table:table-cell table:style-name="ce10" office:value-type="float" office:value="-120" calcext:value-type="float">
            <text:p>-120</text:p>
          </table:table-cell>
          <table:table-cell table:style-name="ce10" office:value-type="float" office:value="-8" calcext:value-type="float">
            <text:p>-8</text:p>
          </table:table-cell>
          <table:table-cell table:style-name="ce10" office:value-type="float" office:value="-143" calcext:value-type="float">
            <text:p>-143</text:p>
          </table:table-cell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-580" calcext:value-type="float">
            <text:p>-58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:.V2])" office:value-type="float" office:value="-3132" calcext:value-type="float">
            <text:p>-3132</text:p>
          </table:table-cell>
          <table:table-cell table:formula="of:=[.X2]+1800" office:value-type="float" office:value="-1332" calcext:value-type="float">
            <text:p>-1332</text:p>
          </table:table-cell>
          <table:table-cell table:formula="of:=[.Y2]+200" office:value-type="float" office:value="-1132" calcext:value-type="float">
            <text:p>-1132</text:p>
          </table:table-cell>
          <table:table-cell table:formula="of:=[.Z2]+150" office:value-type="float" office:value="-982" calcext:value-type="float">
            <text:p>-98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Février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69" calcext:value-type="float">
            <text:p>-69</text:p>
          </table:table-cell>
          <table:table-cell office:value-type="float" office:value="-62" calcext:value-type="float">
            <text:p>-62</text:p>
          </table:table-cell>
          <table:table-cell office:value-type="float" office:value="80" calcext:value-type="float">
            <text:p>80</text:p>
          </table:table-cell>
          <table:table-cell office:value-type="float" office:value="-137" calcext:value-type="float">
            <text:p>-137</text:p>
          </table:table-cell>
          <table:table-cell office:value-type="float" office:value="-626" calcext:value-type="float">
            <text:p>-626</text:p>
          </table:table-cell>
          <table:table-cell office:value-type="float" office:value="-240" calcext:value-type="float">
            <text:p>-240</text:p>
          </table:table-cell>
          <table:table-cell office:value-type="float" office:value="-380" calcext:value-type="float">
            <text:p>-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86" calcext:value-type="float">
            <text:p>-486</text:p>
          </table:table-cell>
          <table:table-cell office:value-type="float" office:value="-73" calcext:value-type="float">
            <text:p>-7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:.V3])" office:value-type="float" office:value="-2376" calcext:value-type="float">
            <text:p>-2376</text:p>
          </table:table-cell>
          <table:table-cell table:formula="of:=[.X3]+1800" office:value-type="float" office:value="-576" calcext:value-type="float">
            <text:p>-576</text:p>
          </table:table-cell>
          <table:table-cell table:formula="of:=[.Y3]+200" office:value-type="float" office:value="-376" calcext:value-type="float">
            <text:p>-376</text:p>
          </table:table-cell>
          <table:table-cell table:formula="of:=[.Z3]+150" office:value-type="float" office:value="-226" calcext:value-type="float">
            <text:p>-226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62" calcext:value-type="float">
            <text:p>-62</text:p>
          </table:table-cell>
          <table:table-cell office:value-type="float" office:value="-35" calcext:value-type="float">
            <text:p>-35</text:p>
          </table:table-cell>
          <table:table-cell office:value-type="float" office:value="-47" calcext:value-type="float">
            <text:p>-47</text:p>
          </table:table-cell>
          <table:table-cell office:value-type="float" office:value="-322" calcext:value-type="float">
            <text:p>-322</text:p>
          </table:table-cell>
          <table:table-cell office:value-type="float" office:value="-311" calcext:value-type="float">
            <text:p>-311</text:p>
          </table:table-cell>
          <table:table-cell office:value-type="float" office:value="-117" calcext:value-type="float">
            <text:p>-117</text:p>
          </table:table-cell>
          <table:table-cell office:value-type="float" office:value="-520" calcext:value-type="float">
            <text:p>-520</text:p>
          </table:table-cell>
          <table:table-cell office:value-type="float" office:value="-155" calcext:value-type="float">
            <text:p>-155</text:p>
          </table:table-cell>
          <table:table-cell office:value-type="float" office:value="-169" calcext:value-type="float">
            <text:p>-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4" calcext:value-type="float">
            <text:p>-84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4:.V4])" office:value-type="float" office:value="-2965" calcext:value-type="float">
            <text:p>-2965</text:p>
          </table:table-cell>
          <table:table-cell table:formula="of:=[.X4]+1800" office:value-type="float" office:value="-1165" calcext:value-type="float">
            <text:p>-1165</text:p>
          </table:table-cell>
          <table:table-cell table:formula="of:=[.Y4]+200" office:value-type="float" office:value="-965" calcext:value-type="float">
            <text:p>-965</text:p>
          </table:table-cell>
          <table:table-cell table:formula="of:=[.Z4]+150" office:value-type="float" office:value="-815" calcext:value-type="float">
            <text:p>-81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vril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30" calcext:value-type="float">
            <text:p>30</text:p>
          </table:table-cell>
          <table:table-cell office:value-type="float" office:value="-256" calcext:value-type="float">
            <text:p>-256</text:p>
          </table:table-cell>
          <table:table-cell office:value-type="float" office:value="-128" calcext:value-type="float">
            <text:p>-128</text:p>
          </table:table-cell>
          <table:table-cell office:value-type="float" office:value="-137" calcext:value-type="float">
            <text:p>-137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6" calcext:value-type="float">
            <text:p>-52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5:.V5])" office:value-type="float" office:value="-1644" calcext:value-type="float">
            <text:p>-1644</text:p>
          </table:table-cell>
          <table:table-cell table:formula="of:=[.X5]+1800" office:value-type="float" office:value="156" calcext:value-type="float">
            <text:p>156</text:p>
          </table:table-cell>
          <table:table-cell table:formula="of:=[.Y5]+200" office:value-type="float" office:value="356" calcext:value-type="float">
            <text:p>356</text:p>
          </table:table-cell>
          <table:table-cell table:formula="of:=[.Z5]+150" office:value-type="float" office:value="506" calcext:value-type="float">
            <text:p>506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i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table:style-name="ce19" office:value-type="float" office:value="-116" calcext:value-type="float">
            <text:p>-116</text:p>
          </table:table-cell>
          <table:table-cell office:value-type="float" office:value="-35" calcext:value-type="float">
            <text:p>-35</text:p>
          </table:table-cell>
          <table:table-cell office:value-type="float" office:value="-202" calcext:value-type="float">
            <text:p>-202</text:p>
          </table:table-cell>
          <table:table-cell office:value-type="float" office:value="-131" calcext:value-type="float">
            <text:p>-131</text:p>
          </table:table-cell>
          <table:table-cell office:value-type="float" office:value="-208" calcext:value-type="float">
            <text:p>-208</text:p>
          </table:table-cell>
          <table:table-cell office:value-type="float" office:value="-141" calcext:value-type="float">
            <text:p>-141</text:p>
          </table:table-cell>
          <table:table-cell office:value-type="float" office:value="-550" calcext:value-type="float">
            <text:p>-5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67" calcext:value-type="float">
            <text:p>-56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6:.V6])" office:value-type="float" office:value="-2333" calcext:value-type="float">
            <text:p>-2333</text:p>
          </table:table-cell>
          <table:table-cell table:formula="of:=[.X6]+1800" office:value-type="float" office:value="-533" calcext:value-type="float">
            <text:p>-533</text:p>
          </table:table-cell>
          <table:table-cell table:formula="of:=[.Y6]+200" office:value-type="float" office:value="-333" calcext:value-type="float">
            <text:p>-333</text:p>
          </table:table-cell>
          <table:table-cell table:formula="of:=[.Z6]+150" office:value-type="float" office:value="-183" calcext:value-type="float">
            <text:p>-18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Juin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28" calcext:value-type="float">
            <text:p>-28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-131" calcext:value-type="float">
            <text:p>-131</text:p>
          </table:table-cell>
          <table:table-cell office:value-type="float" office:value="-183" calcext:value-type="float">
            <text:p>-183</text:p>
          </table:table-cell>
          <table:table-cell office:value-type="float" office:value="-50" calcext:value-type="float">
            <text:p>-50</text:p>
          </table:table-cell>
          <table:table-cell office:value-type="float" office:value="-440" calcext:value-type="float">
            <text:p>-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78" calcext:value-type="float">
            <text:p>-578</text:p>
          </table:table-cell>
          <table:table-cell office:value-type="float" office:value="-280" calcext:value-type="float">
            <text:p>-28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7:.V7])" office:value-type="float" office:value="-2108" calcext:value-type="float">
            <text:p>-2108</text:p>
          </table:table-cell>
          <table:table-cell table:formula="of:=[.X7]+1800" office:value-type="float" office:value="-308" calcext:value-type="float">
            <text:p>-308</text:p>
          </table:table-cell>
          <table:table-cell table:formula="of:=[.Y7]+200" office:value-type="float" office:value="-108" calcext:value-type="float">
            <text:p>-108</text:p>
          </table:table-cell>
          <table:table-cell table:formula="of:=[.Z7]+150" office:value-type="float" office:value="42" calcext:value-type="float">
            <text:p>4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Juillet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38" calcext:value-type="float">
            <text:p>-38</text:p>
          </table:table-cell>
          <table:table-cell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  <table:table-cell office:value-type="float" office:value="-325" calcext:value-type="float">
            <text:p>-325</text:p>
          </table:table-cell>
          <table:table-cell office:value-type="float" office:value="-34" calcext:value-type="float">
            <text:p>-34</text:p>
          </table:table-cell>
          <table:table-cell office:value-type="float" office:value="-255" calcext:value-type="float">
            <text:p>-255</text:p>
          </table:table-cell>
          <table:table-cell office:value-type="float" office:value="-600" calcext:value-type="float">
            <text:p>-60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 office:value-type="float" office:value="-574" calcext:value-type="float">
            <text:p>-574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8:.V8])" office:value-type="float" office:value="-2399" calcext:value-type="float">
            <text:p>-2399</text:p>
          </table:table-cell>
          <table:table-cell table:formula="of:=[.X8]+1800" office:value-type="float" office:value="-599" calcext:value-type="float">
            <text:p>-599</text:p>
          </table:table-cell>
          <table:table-cell table:formula="of:=[.Y8]+200" office:value-type="float" office:value="-399" calcext:value-type="float">
            <text:p>-399</text:p>
          </table:table-cell>
          <table:table-cell table:formula="of:=[.Z8]+150" office:value-type="float" office:value="-249" calcext:value-type="float">
            <text:p>-249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out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office:value-type="float" office:value="-81" calcext:value-type="float">
            <text:p>-81</text:p>
          </table:table-cell>
          <table:table-cell office:value-type="float" office:value="-225" calcext:value-type="float">
            <text:p>-225</text:p>
          </table:table-cell>
          <table:table-cell office:value-type="float" office:value="-257" calcext:value-type="float">
            <text:p>-257</text:p>
          </table:table-cell>
          <table:table-cell office:value-type="float" office:value="-252" calcext:value-type="float">
            <text:p>-252</text:p>
          </table:table-cell>
          <table:table-cell office:value-type="float" office:value="-560" calcext:value-type="float">
            <text:p>-560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" calcext:value-type="float">
            <text:p>-156</text:p>
          </table:table-cell>
          <table:table-cell office:value-type="float" office:value="-650" calcext:value-type="float">
            <text:p>-65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9:.V9])" office:value-type="float" office:value="-2683" calcext:value-type="float">
            <text:p>-2683</text:p>
          </table:table-cell>
          <table:table-cell table:formula="of:=[.X9]+1800" office:value-type="float" office:value="-883" calcext:value-type="float">
            <text:p>-883</text:p>
          </table:table-cell>
          <table:table-cell table:formula="of:=[.Y9]+200" office:value-type="float" office:value="-683" calcext:value-type="float">
            <text:p>-683</text:p>
          </table:table-cell>
          <table:table-cell table:formula="of:=[.Z9]+150" office:value-type="float" office:value="-533" calcext:value-type="float">
            <text:p>-53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eptembre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48" calcext:value-type="float">
            <text:p>-48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style-name="ce24" office:value-type="float" office:value="670" calcext:value-type="float">
            <text:p>670</text:p>
          </table:table-cell>
          <table:table-cell office:value-type="float" office:value="-482" calcext:value-type="float">
            <text:p>-482</text:p>
          </table:table-cell>
          <table:table-cell office:value-type="float" office:value="-167" calcext:value-type="float">
            <text:p>-167</text:p>
          </table:table-cell>
          <table:table-cell office:value-type="float" office:value="-400" calcext:value-type="float">
            <text:p>-400</text:p>
          </table:table-cell>
          <table:table-cell office:value-type="float" office:value="-19" calcext:value-type="float">
            <text:p>-19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-650" calcext:value-type="float">
            <text:p>-650</text:p>
          </table:table-cell>
          <table:table-cell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0:.V10])" office:value-type="float" office:value="-1673" calcext:value-type="float">
            <text:p>-1673</text:p>
          </table:table-cell>
          <table:table-cell table:formula="of:=[.X10]+1800" office:value-type="float" office:value="127" calcext:value-type="float">
            <text:p>127</text:p>
          </table:table-cell>
          <table:table-cell table:formula="of:=[.Y10]+200" office:value-type="float" office:value="327" calcext:value-type="float">
            <text:p>327</text:p>
          </table:table-cell>
          <table:table-cell table:formula="of:=[.Z10]+150" office:value-type="float" office:value="477" calcext:value-type="float">
            <text:p>47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Octobre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-1282" calcext:value-type="float">
            <text:p>-1282</text:p>
          </table:table-cell>
          <table:table-cell office:value-type="float" office:value="-232" calcext:value-type="float">
            <text:p>-232</text:p>
          </table:table-cell>
          <table:table-cell office:value-type="float" office:value="-305" calcext:value-type="float">
            <text:p>-305</text:p>
          </table:table-cell>
          <table:table-cell office:value-type="float" office:value="-215" calcext:value-type="float">
            <text:p>-215</text:p>
          </table:table-cell>
          <table:table-cell office:value-type="float" office:value="-200" calcext:value-type="float">
            <text:p>-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50" calcext:value-type="float">
            <text:p>-650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1:.V11])" office:value-type="float" office:value="-3294" calcext:value-type="float">
            <text:p>-3294</text:p>
          </table:table-cell>
          <table:table-cell table:formula="of:=[.X11]+1800" office:value-type="float" office:value="-1494" calcext:value-type="float">
            <text:p>-1494</text:p>
          </table:table-cell>
          <table:table-cell table:formula="of:=[.Y11]+200" office:value-type="float" office:value="-1294" calcext:value-type="float">
            <text:p>-1294</text:p>
          </table:table-cell>
          <table:table-cell table:formula="of:=[.Z11]+150" office:value-type="float" office:value="-1144" calcext:value-type="float">
            <text:p>-114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Novembre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-383" calcext:value-type="float">
            <text:p>-383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-39" calcext:value-type="float">
            <text:p>-39</text:p>
          </table:table-cell>
          <table:table-cell office:value-type="float" office:value="-790" calcext:value-type="float">
            <text:p>-790</text:p>
          </table:table-cell>
          <table:table-cell office:value-type="float" office:value="-214" calcext:value-type="float">
            <text:p>-214</text:p>
          </table:table-cell>
          <table:table-cell office:value-type="float" office:value="-300" calcext:value-type="float">
            <text:p>-300</text:p>
          </table:table-cell>
          <table:table-cell office:value-type="float" office:value="-50" calcext:value-type="float">
            <text:p>-50</text:p>
          </table:table-cell>
          <table:table-cell office:value-type="float" office:value="-16" calcext:value-type="float">
            <text:p>-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28" calcext:value-type="float">
            <text:p>-2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2:.V12])" office:value-type="float" office:value="-1775" calcext:value-type="float">
            <text:p>-1775</text:p>
          </table:table-cell>
          <table:table-cell table:formula="of:=[.X12]+1800" office:value-type="float" office:value="25" calcext:value-type="float">
            <text:p>25</text:p>
          </table:table-cell>
          <table:table-cell table:formula="of:=[.Y12]+200" office:value-type="float" office:value="225" calcext:value-type="float">
            <text:p>225</text:p>
          </table:table-cell>
          <table:table-cell table:formula="of:=[.Z12]+150" office:value-type="float" office:value="375" calcext:value-type="float">
            <text:p>375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Décembre</text:p>
          </table:table-cell>
          <table:table-cell table:style-name="ce8" office:value-type="float" office:value="2015" calcext:value-type="float">
            <text:p>20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39" calcext:value-type="float">
            <text:p>-39</text:p>
          </table:table-cell>
          <table:table-cell table:style-name="ce11" office:value-type="float" office:value="-58" calcext:value-type="float">
            <text:p>-58</text:p>
          </table:table-cell>
          <table:table-cell table:style-name="ce11" office:value-type="float" office:value="-302" calcext:value-type="float">
            <text:p>-302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-769" calcext:value-type="float">
            <text:p>-769</text:p>
          </table:table-cell>
          <table:table-cell table:style-name="ce11" office:value-type="float" office:value="-329" calcext:value-type="float">
            <text:p>-329</text:p>
          </table:table-cell>
          <table:table-cell table:style-name="ce11" office:value-type="float" office:value="-120" calcext:value-type="float">
            <text:p>-120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-82" calcext:value-type="float">
            <text:p>-82</text:p>
          </table:table-cell>
          <table:table-cell table:style-name="ce11" office:value-type="float" office:value="-27" calcext:value-type="float">
            <text:p>-27</text:p>
          </table:table-cell>
          <table:table-cell table:style-name="ce11" office:value-type="float" office:value="-105" calcext:value-type="float">
            <text:p>-105</text:p>
          </table:table-cell>
          <table:table-cell table:style-name="ce11" office:value-type="float" office:value="-216" calcext:value-type="float">
            <text:p>-216</text:p>
          </table:table-cell>
          <table:table-cell table:style-name="ce11" office:value-type="float" office:value="-280" calcext:value-type="float">
            <text:p>-28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3:.V13])" office:value-type="float" office:value="-2230" calcext:value-type="float">
            <text:p>-2230</text:p>
          </table:table-cell>
          <table:table-cell table:formula="of:=[.X13]+1800" office:value-type="float" office:value="-430" calcext:value-type="float">
            <text:p>-430</text:p>
          </table:table-cell>
          <table:table-cell table:formula="of:=[.Y13]+200" office:value-type="float" office:value="-230" calcext:value-type="float">
            <text:p>-230</text:p>
          </table:table-cell>
          <table:table-cell table:formula="of:=[.Z13]+150" office:value-type="float" office:value="-80" calcext:value-type="float">
            <text:p>-8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Janvier</text:p>
          </table:table-cell>
          <table:table-cell table:style-name="ce7" office:value-type="float" office:value="2016" calcext:value-type="float">
            <text:p>2016</text:p>
          </table:table-cell>
          <table:table-cell table:style-name="ce10" office:value-type="float" office:value="-509" calcext:value-type="float">
            <text:p>-509</text:p>
          </table:table-cell>
          <table:table-cell table:style-name="ce10" office:value-type="float" office:value="-49" calcext:value-type="float">
            <text:p>-4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28" calcext:value-type="float">
            <text:p>-28</text:p>
          </table:table-cell>
          <table:table-cell table:style-name="ce10" office:value-type="float" office:value="-629" calcext:value-type="float">
            <text:p>-629</text:p>
          </table:table-cell>
          <table:table-cell table:style-name="ce10" office:value-type="float" office:value="-226" calcext:value-type="float">
            <text:p>-226</text:p>
          </table:table-cell>
          <table:table-cell table:style-name="ce10" office:value-type="float" office:value="-320" calcext:value-type="float">
            <text:p>-320</text:p>
          </table:table-cell>
          <table:table-cell table:style-name="ce10" office:value-type="float" office:value="-17" calcext:value-type="float">
            <text:p>-1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48" calcext:value-type="float">
            <text:p>-4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532" calcext:value-type="float">
            <text:p>-53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4:.V14])" office:value-type="float" office:value="-2358" calcext:value-type="float">
            <text:p>-2358</text:p>
          </table:table-cell>
          <table:table-cell table:formula="of:=[.X14]+1800" office:value-type="float" office:value="-558" calcext:value-type="float">
            <text:p>-558</text:p>
          </table:table-cell>
          <table:table-cell table:formula="of:=[.Y14]+200" office:value-type="float" office:value="-358" calcext:value-type="float">
            <text:p>-358</text:p>
          </table:table-cell>
          <table:table-cell table:formula="of:=[.Z14]+150" office:value-type="float" office:value="-208" calcext:value-type="float">
            <text:p>-20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Février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table:style-name="ce24" office:value-type="float" office:value="-1380" calcext:value-type="float">
            <text:p>-1380</text:p>
          </table:table-cell>
          <table:table-cell office:value-type="float" office:value="-175" calcext:value-type="float">
            <text:p>-175</text:p>
          </table:table-cell>
          <table:table-cell office:value-type="float" office:value="-400" calcext:value-type="float">
            <text:p>-40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5:.V15])" office:value-type="float" office:value="-2657" calcext:value-type="float">
            <text:p>-2657</text:p>
          </table:table-cell>
          <table:table-cell table:formula="of:=[.X15]+1800" office:value-type="float" office:value="-857" calcext:value-type="float">
            <text:p>-857</text:p>
          </table:table-cell>
          <table:table-cell table:formula="of:=[.Y15]+200" office:value-type="float" office:value="-657" calcext:value-type="float">
            <text:p>-657</text:p>
          </table:table-cell>
          <table:table-cell table:formula="of:=[.Z15]+150" office:value-type="float" office:value="-507" calcext:value-type="float">
            <text:p>-50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-1486" calcext:value-type="float">
            <text:p>-1486</text:p>
          </table:table-cell>
          <table:table-cell office:value-type="float" office:value="-6" calcext:value-type="float">
            <text:p>-6</text:p>
          </table:table-cell>
          <table:table-cell office:value-type="float" office:value="-540" calcext:value-type="float">
            <text:p>-540</text:p>
          </table:table-cell>
          <table:table-cell office:value-type="float" office:value="-458" calcext:value-type="float">
            <text:p>-458</text:p>
          </table:table-cell>
          <table:table-cell office:value-type="float" office:value="-581" calcext:value-type="float">
            <text:p>-581</text:p>
          </table:table-cell>
          <table:table-cell office:value-type="float" office:value="-23" calcext:value-type="float">
            <text:p>-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6:.V16])" office:value-type="float" office:value="-3700" calcext:value-type="float">
            <text:p>-3700</text:p>
          </table:table-cell>
          <table:table-cell table:formula="of:=[.X16]+1800" office:value-type="float" office:value="-1900" calcext:value-type="float">
            <text:p>-1900</text:p>
          </table:table-cell>
          <table:table-cell table:formula="of:=[.Y16]+200" office:value-type="float" office:value="-1700" calcext:value-type="float">
            <text:p>-1700</text:p>
          </table:table-cell>
          <table:table-cell table:formula="of:=[.Z16]+150" office:value-type="float" office:value="-1550" calcext:value-type="float">
            <text:p>-1550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vril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-488" calcext:value-type="float">
            <text:p>-488</text:p>
          </table:table-cell>
          <table:table-cell office:value-type="float" office:value="-6" calcext:value-type="float">
            <text:p>-6</text:p>
          </table:table-cell>
          <table:table-cell office:value-type="float" office:value="-11" calcext:value-type="float">
            <text:p>-11</text:p>
          </table:table-cell>
          <table:table-cell office:value-type="float" office:value="-14" calcext:value-type="float">
            <text:p>-14</text:p>
          </table:table-cell>
          <table:table-cell office:value-type="float" office:value="-380" calcext:value-type="float">
            <text:p>-38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528" calcext:value-type="float">
            <text:p>-5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7:.V17])" office:value-type="float" office:value="-1936" calcext:value-type="float">
            <text:p>-1936</text:p>
          </table:table-cell>
          <table:table-cell table:formula="of:=[.X17]+1800" office:value-type="float" office:value="-136" calcext:value-type="float">
            <text:p>-136</text:p>
          </table:table-cell>
          <table:table-cell table:formula="of:=[.Y17]+200" office:value-type="float" office:value="64" calcext:value-type="float">
            <text:p>64</text:p>
          </table:table-cell>
          <table:table-cell table:formula="of:=[.Z17]+150" office:value-type="float" office:value="214" calcext:value-type="float">
            <text:p>21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i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83" calcext:value-type="float">
            <text:p>-83</text:p>
          </table:table-cell>
          <table:table-cell office:value-type="float" office:value="-17" calcext:value-type="float">
            <text:p>-17</text:p>
          </table:table-cell>
          <table:table-cell office:value-type="float" office:value="-141" calcext:value-type="float">
            <text:p>-141</text:p>
          </table:table-cell>
          <table:table-cell office:value-type="float" office:value="-194" calcext:value-type="float">
            <text:p>-194</text:p>
          </table:table-cell>
          <table:table-cell office:value-type="float" office:value="-458" calcext:value-type="float">
            <text:p>-458</text:p>
          </table:table-cell>
          <table:table-cell office:value-type="float" office:value="-405" calcext:value-type="float">
            <text:p>-405</text:p>
          </table:table-cell>
          <table:table-cell office:value-type="float" office:value="-230" calcext:value-type="float">
            <text:p>-230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8:.V18])" office:value-type="float" office:value="-2126" calcext:value-type="float">
            <text:p>-2126</text:p>
          </table:table-cell>
          <table:table-cell table:formula="of:=[.X18]+1800" office:value-type="float" office:value="-326" calcext:value-type="float">
            <text:p>-326</text:p>
          </table:table-cell>
          <table:table-cell table:formula="of:=[.Y18]+200" office:value-type="float" office:value="-126" calcext:value-type="float">
            <text:p>-126</text:p>
          </table:table-cell>
          <table:table-cell table:formula="of:=[.Z18]+150" office:value-type="float" office:value="24" calcext:value-type="float">
            <text:p>2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Juin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35" calcext:value-type="float">
            <text:p>-35</text:p>
          </table:table-cell>
          <table:table-cell office:value-type="float" office:value="-12" calcext:value-type="float">
            <text:p>-12</text:p>
          </table:table-cell>
          <table:table-cell office:value-type="float" office:value="-437" calcext:value-type="float">
            <text:p>-437</text:p>
          </table:table-cell>
          <table:table-cell office:value-type="float" office:value="-376" calcext:value-type="float">
            <text:p>-376</text:p>
          </table:table-cell>
          <table:table-cell office:value-type="float" office:value="-240" calcext:value-type="float">
            <text:p>-24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-664" calcext:value-type="float">
            <text:p>-664</text:p>
          </table:table-cell>
          <table:table-cell office:value-type="float" office:value="-133" calcext:value-type="float">
            <text:p>-1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670" calcext:value-type="float">
            <text:p>-167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19:.V19])" office:value-type="float" office:value="-4155" calcext:value-type="float">
            <text:p>-4155</text:p>
          </table:table-cell>
          <table:table-cell table:formula="of:=[.X19]+1800" office:value-type="float" office:value="-2355" calcext:value-type="float">
            <text:p>-2355</text:p>
          </table:table-cell>
          <table:table-cell table:formula="of:=[.Y19]+200" office:value-type="float" office:value="-2155" calcext:value-type="float">
            <text:p>-2155</text:p>
          </table:table-cell>
          <table:table-cell table:formula="of:=[.Z19]+150" office:value-type="float" office:value="-2005" calcext:value-type="float">
            <text:p>-200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Juillet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41" calcext:value-type="float">
            <text:p>-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96" calcext:value-type="float">
            <text:p>-96</text:p>
          </table:table-cell>
          <table:table-cell office:value-type="float" office:value="-504" calcext:value-type="float">
            <text:p>-504</text:p>
          </table:table-cell>
          <table:table-cell office:value-type="float" office:value="-355" calcext:value-type="float">
            <text:p>-355</text:p>
          </table:table-cell>
          <table:table-cell office:value-type="float" office:value="-240" calcext:value-type="float">
            <text:p>-240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0:.V20])" office:value-type="float" office:value="-1815" calcext:value-type="float">
            <text:p>-1815</text:p>
          </table:table-cell>
          <table:table-cell table:formula="of:=[.X20]+1800" office:value-type="float" office:value="-15" calcext:value-type="float">
            <text:p>-15</text:p>
          </table:table-cell>
          <table:table-cell table:formula="of:=[.Y20]+200" office:value-type="float" office:value="185" calcext:value-type="float">
            <text:p>185</text:p>
          </table:table-cell>
          <table:table-cell table:formula="of:=[.Z20]+150" office:value-type="float" office:value="335" calcext:value-type="float">
            <text:p>33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out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-6" calcext:value-type="float">
            <text:p>-6</text:p>
          </table:table-cell>
          <table:table-cell office:value-type="float" office:value="-476" calcext:value-type="float">
            <text:p>-476</text:p>
          </table:table-cell>
          <table:table-cell office:value-type="float" office:value="-329" calcext:value-type="float">
            <text:p>-329</text:p>
          </table:table-cell>
          <table:table-cell office:value-type="float" office:value="-200" calcext:value-type="float">
            <text:p>-200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6" calcext:value-type="float">
            <text:p>-1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529" calcext:value-type="float">
            <text:p>-529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1:.V21])" office:value-type="float" office:value="-2323" calcext:value-type="float">
            <text:p>-2323</text:p>
          </table:table-cell>
          <table:table-cell table:formula="of:=[.X21]+1800" office:value-type="float" office:value="-523" calcext:value-type="float">
            <text:p>-523</text:p>
          </table:table-cell>
          <table:table-cell table:formula="of:=[.Y21]+200" office:value-type="float" office:value="-323" calcext:value-type="float">
            <text:p>-323</text:p>
          </table:table-cell>
          <table:table-cell table:formula="of:=[.Z21]+150" office:value-type="float" office:value="-173" calcext:value-type="float">
            <text:p>-17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eptembre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39" calcext:value-type="float">
            <text:p>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384" calcext:value-type="float">
            <text:p>-384</text:p>
          </table:table-cell>
          <table:table-cell office:value-type="float" office:value="-315" calcext:value-type="float">
            <text:p>-315</text:p>
          </table:table-cell>
          <table:table-cell office:value-type="float" office:value="-180" calcext:value-type="float">
            <text:p>-180</text:p>
          </table:table-cell>
          <table:table-cell office:value-type="float" office:value="-149" calcext:value-type="float">
            <text:p>-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6" calcext:value-type="float">
            <text:p>-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72" calcext:value-type="float">
            <text:p>-472</text:p>
          </table:table-cell>
          <table:table-cell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2:.V22])" office:value-type="float" office:value="-2247" calcext:value-type="float">
            <text:p>-2247</text:p>
          </table:table-cell>
          <table:table-cell table:formula="of:=[.X22]+1800" office:value-type="float" office:value="-447" calcext:value-type="float">
            <text:p>-447</text:p>
          </table:table-cell>
          <table:table-cell table:formula="of:=[.Y22]+200" office:value-type="float" office:value="-247" calcext:value-type="float">
            <text:p>-247</text:p>
          </table:table-cell>
          <table:table-cell table:formula="of:=[.Z22]+150" office:value-type="float" office:value="-97" calcext:value-type="float">
            <text:p>-9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Octobre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39" calcext:value-type="float">
            <text:p>-39</text:p>
          </table:table-cell>
          <table:table-cell office:value-type="float" office:value="0" calcext:value-type="float">
            <text:p>0</text:p>
          </table:table-cell>
          <table:table-cell office:value-type="float" office:value="-153" calcext:value-type="float">
            <text:p>-153</text:p>
          </table:table-cell>
          <table:table-cell office:value-type="float" office:value="-26" calcext:value-type="float">
            <text:p>-26</text:p>
          </table:table-cell>
          <table:table-cell office:value-type="float" office:value="-373" calcext:value-type="float">
            <text:p>-373</text:p>
          </table:table-cell>
          <table:table-cell office:value-type="float" office:value="-276" calcext:value-type="float">
            <text:p>-276</text:p>
          </table:table-cell>
          <table:table-cell office:value-type="float" office:value="-310" calcext:value-type="float">
            <text:p>-310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3:.V23])" office:value-type="float" office:value="-1858" calcext:value-type="float">
            <text:p>-1858</text:p>
          </table:table-cell>
          <table:table-cell table:formula="of:=[.X23]+1800" office:value-type="float" office:value="-58" calcext:value-type="float">
            <text:p>-58</text:p>
          </table:table-cell>
          <table:table-cell table:formula="of:=[.Y23]+200" office:value-type="float" office:value="142" calcext:value-type="float">
            <text:p>142</text:p>
          </table:table-cell>
          <table:table-cell table:formula="of:=[.Z23]+150" office:value-type="float" office:value="292" calcext:value-type="float">
            <text:p>29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Novembre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-509" calcext:value-type="float">
            <text:p>-509</text:p>
          </table:table-cell>
          <table:table-cell office:value-type="float" office:value="-39" calcext:value-type="float">
            <text:p>-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1412" calcext:value-type="float">
            <text:p>1412</text:p>
          </table:table-cell>
          <table:table-cell office:value-type="float" office:value="-349" calcext:value-type="float">
            <text:p>-349</text:p>
          </table:table-cell>
          <table:table-cell office:value-type="float" office:value="-259" calcext:value-type="float">
            <text:p>-259</text:p>
          </table:table-cell>
          <table:table-cell office:value-type="float" office:value="-300" calcext:value-type="float">
            <text:p>-30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38" calcext:value-type="float">
            <text:p>-5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4:.V24])" office:value-type="float" office:value="-741" calcext:value-type="float">
            <text:p>-741</text:p>
          </table:table-cell>
          <table:table-cell table:formula="of:=[.X24]+1800" office:value-type="float" office:value="1059" calcext:value-type="float">
            <text:p>1059</text:p>
          </table:table-cell>
          <table:table-cell table:formula="of:=[.Y24]+200" office:value-type="float" office:value="1259" calcext:value-type="float">
            <text:p>1259</text:p>
          </table:table-cell>
          <table:table-cell table:formula="of:=[.Z24]+150" office:value-type="float" office:value="1409" calcext:value-type="float">
            <text:p>1409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Décembre</text:p>
          </table:table-cell>
          <table:table-cell table:style-name="ce8" office:value-type="float" office:value="2016" calcext:value-type="float">
            <text:p>2016</text:p>
          </table:table-cell>
          <table:table-cell table:style-name="ce11" office:value-type="float" office:value="-509" calcext:value-type="float">
            <text:p>-509</text:p>
          </table:table-cell>
          <table:table-cell table:style-name="ce11" office:value-type="float" office:value="-41" calcext:value-type="float">
            <text:p>-4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-178" calcext:value-type="float">
            <text:p>-178</text:p>
          </table:table-cell>
          <table:table-cell table:style-name="ce11" office:value-type="float" office:value="-285" calcext:value-type="float">
            <text:p>-285</text:p>
          </table:table-cell>
          <table:table-cell table:style-name="ce11" office:value-type="float" office:value="-126" calcext:value-type="float">
            <text:p>-126</text:p>
          </table:table-cell>
          <table:table-cell table:style-name="ce11" office:value-type="float" office:value="-300" calcext:value-type="float">
            <text:p>-300</text:p>
          </table:table-cell>
          <table:table-cell table:style-name="ce11" office:value-type="float" office:value="-16" calcext:value-type="float">
            <text:p>-1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-149" calcext:value-type="float">
            <text:p>-149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5:.V25])" office:value-type="float" office:value="-1604" calcext:value-type="float">
            <text:p>-1604</text:p>
          </table:table-cell>
          <table:table-cell table:formula="of:=[.X25]+1800" office:value-type="float" office:value="196" calcext:value-type="float">
            <text:p>196</text:p>
          </table:table-cell>
          <table:table-cell table:formula="of:=[.Y25]+200" office:value-type="float" office:value="396" calcext:value-type="float">
            <text:p>396</text:p>
          </table:table-cell>
          <table:table-cell table:formula="of:=[.Z25]+150" office:value-type="float" office:value="546" calcext:value-type="float">
            <text:p>54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Janvier</text:p>
          </table:table-cell>
          <table:table-cell table:style-name="ce7" office:value-type="float" office:value="2017" calcext:value-type="float">
            <text:p>2017</text:p>
          </table:table-cell>
          <table:table-cell table:style-name="ce10" office:value-type="float" office:value="-509" calcext:value-type="float">
            <text:p>-509</text:p>
          </table:table-cell>
          <table:table-cell table:style-name="ce10" office:value-type="float" office:value="-40" calcext:value-type="float">
            <text:p>-4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-184" calcext:value-type="float">
            <text:p>-184</text:p>
          </table:table-cell>
          <table:table-cell table:style-name="ce10" office:value-type="float" office:value="-434" calcext:value-type="float">
            <text:p>-434</text:p>
          </table:table-cell>
          <table:table-cell table:style-name="ce10" office:value-type="float" office:value="-291" calcext:value-type="float">
            <text:p>-291</text:p>
          </table:table-cell>
          <table:table-cell table:style-name="ce10" office:value-type="float" office:value="-280" calcext:value-type="float">
            <text:p>-280</text:p>
          </table:table-cell>
          <table:table-cell table:style-name="ce10" office:value-type="float" office:value="-36" calcext:value-type="float">
            <text:p>-3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76" calcext:value-type="float">
            <text:p>-76</text:p>
          </table:table-cell>
          <table:table-cell table:style-name="ce10" office:value-type="float" office:value="-149" calcext:value-type="float">
            <text:p>-149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6:.V26])" office:value-type="float" office:value="-1969" calcext:value-type="float">
            <text:p>-1969</text:p>
          </table:table-cell>
          <table:table-cell table:formula="of:=[.X26]+1800" office:value-type="float" office:value="-169" calcext:value-type="float">
            <text:p>-169</text:p>
          </table:table-cell>
          <table:table-cell table:formula="of:=[.Y26]+200" office:value-type="float" office:value="31" calcext:value-type="float">
            <text:p>31</text:p>
          </table:table-cell>
          <table:table-cell table:formula="of:=[.Z26]+150" office:value-type="float" office:value="181" calcext:value-type="float">
            <text:p>18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Février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8" calcext:value-type="float">
            <text:p>-178</text:p>
          </table:table-cell>
          <table:table-cell office:value-type="float" office:value="-524" calcext:value-type="float">
            <text:p>-524</text:p>
          </table:table-cell>
          <table:table-cell office:value-type="float" office:value="-153" calcext:value-type="float">
            <text:p>-153</text:p>
          </table:table-cell>
          <table:table-cell office:value-type="float" office:value="-180" calcext:value-type="float">
            <text:p>-180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98" calcext:value-type="float">
            <text:p>-19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7:.V27])" office:value-type="float" office:value="-1991" calcext:value-type="float">
            <text:p>-1991</text:p>
          </table:table-cell>
          <table:table-cell table:formula="of:=[.X27]+1800" office:value-type="float" office:value="-191" calcext:value-type="float">
            <text:p>-191</text:p>
          </table:table-cell>
          <table:table-cell table:formula="of:=[.Y27]+200" office:value-type="float" office:value="9" calcext:value-type="float">
            <text:p>9</text:p>
          </table:table-cell>
          <table:table-cell table:formula="of:=[.Z27]+150" office:value-type="float" office:value="159" calcext:value-type="float">
            <text:p>159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2" calcext:value-type="float">
            <text:p>-192</text:p>
          </table:table-cell>
          <table:table-cell office:value-type="float" office:value="-413" calcext:value-type="float">
            <text:p>-413</text:p>
          </table:table-cell>
          <table:table-cell office:value-type="float" office:value="-195" calcext:value-type="float">
            <text:p>-195</text:p>
          </table:table-cell>
          <table:table-cell office:value-type="float" office:value="-300" calcext:value-type="float">
            <text:p>-300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1" office:value-type="float" office:value="-1188" calcext:value-type="float">
            <office:annotation draw:style-name="gr1" draw:text-style-name="P1" svg:width="1.1413in" svg:height="0.5457in" svg:x="14.7535in" svg:y="4.2091in" draw:caption-point-x="-0.2402in" draw:caption-point-y="0.5945in">
              <dc:date>2018-01-25T00:00:00</dc:date>
              <text:p text:style-name="P1"><text:span text:style-name="T1">Plan épargne salariale Apologic</text:span></text:p>
            </office:annotation>
            <text:p>-1188</text:p>
          </table:table-cell>
          <table:table-cell office:value-type="string" calcext:value-type="string">
            <text:p><text:s text:c="2"/></text:p>
          </table:table-cell>
          <table:table-cell table:style-name="ce35" table:formula="of:=SUM([.C28:.V28])" office:value-type="float" office:value="-3034" calcext:value-type="float">
            <text:p>-3034</text:p>
          </table:table-cell>
          <table:table-cell table:formula="of:=[.X28]+1800" office:value-type="float" office:value="-1234" calcext:value-type="float">
            <text:p>-1234</text:p>
          </table:table-cell>
          <table:table-cell table:formula="of:=[.Y28]+200" office:value-type="float" office:value="-1034" calcext:value-type="float">
            <text:p>-1034</text:p>
          </table:table-cell>
          <table:table-cell table:formula="of:=[.Z28]+150" office:value-type="float" office:value="-884" calcext:value-type="float">
            <text:p>-88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vril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5" calcext:value-type="float">
            <text:p>-185</text:p>
          </table:table-cell>
          <table:table-cell office:value-type="float" office:value="-220" calcext:value-type="float">
            <text:p>-220</text:p>
          </table:table-cell>
          <table:table-cell office:value-type="float" office:value="-262" calcext:value-type="float">
            <text:p>-262</text:p>
          </table:table-cell>
          <table:table-cell office:value-type="float" office:value="-160" calcext:value-type="float">
            <text:p>-16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29:.V29])" office:value-type="float" office:value="-1550" calcext:value-type="float">
            <text:p>-1550</text:p>
          </table:table-cell>
          <table:table-cell table:formula="of:=[.X29]+1800" office:value-type="float" office:value="250" calcext:value-type="float">
            <text:p>250</text:p>
          </table:table-cell>
          <table:table-cell table:formula="of:=[.Y29]+200" office:value-type="float" office:value="450" calcext:value-type="float">
            <text:p>450</text:p>
          </table:table-cell>
          <table:table-cell table:formula="of:=[.Z29]+150" office:value-type="float" office:value="600" calcext:value-type="float">
            <text:p>600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ai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style-name="ce24" office:value-type="float" office:value="822" calcext:value-type="float">
            <text:p>822</text:p>
          </table:table-cell>
          <table:table-cell office:value-type="float" office:value="-398" calcext:value-type="float">
            <text:p>-398</text:p>
          </table:table-cell>
          <table:table-cell office:value-type="float" office:value="-257" calcext:value-type="float">
            <text:p>-257</text:p>
          </table:table-cell>
          <table:table-cell office:value-type="float" office:value="-410" calcext:value-type="float">
            <text:p>-410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219" calcext:value-type="float">
            <text:p>-2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81" calcext:value-type="float">
            <text:p>-6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0:.V30])" office:value-type="float" office:value="-1739" calcext:value-type="float">
            <text:p>-1739</text:p>
          </table:table-cell>
          <table:table-cell table:formula="of:=[.X30]+1800" office:value-type="float" office:value="61" calcext:value-type="float">
            <text:p>61</text:p>
          </table:table-cell>
          <table:table-cell table:formula="of:=[.Y30]+200" office:value-type="float" office:value="261" calcext:value-type="float">
            <text:p>261</text:p>
          </table:table-cell>
          <table:table-cell table:formula="of:=[.Z30]+150" office:value-type="float" office:value="411" calcext:value-type="float">
            <text:p>41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Juin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509" calcext:value-type="float">
            <text:p>-509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63" calcext:value-type="float">
            <text:p>-363</text:p>
          </table:table-cell>
          <table:table-cell office:value-type="float" office:value="-377" calcext:value-type="float">
            <text:p>-377</text:p>
          </table:table-cell>
          <table:table-cell office:value-type="float" office:value="-524" calcext:value-type="float">
            <text:p>-524</text:p>
          </table:table-cell>
          <table:table-cell office:value-type="float" office:value="-330" calcext:value-type="float">
            <text:p>-330</text:p>
          </table:table-cell>
          <table:table-cell office:value-type="float" office:value="-31" calcext:value-type="float">
            <text:p>-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1:.V31])" office:value-type="float" office:value="-2353" calcext:value-type="float">
            <text:p>-2353</text:p>
          </table:table-cell>
          <table:table-cell table:formula="of:=[.X31]+1800" office:value-type="float" office:value="-553" calcext:value-type="float">
            <text:p>-553</text:p>
          </table:table-cell>
          <table:table-cell table:formula="of:=[.Y31]+200" office:value-type="float" office:value="-353" calcext:value-type="float">
            <text:p>-353</text:p>
          </table:table-cell>
          <table:table-cell table:formula="of:=[.Z31]+150" office:value-type="float" office:value="-203" calcext:value-type="float">
            <text:p>-20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Juillet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769" calcext:value-type="float">
            <text:p>-769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-15" calcext:value-type="float">
            <text:p>-15</text:p>
          </table:table-cell>
          <table:table-cell office:value-type="float" office:value="-288" calcext:value-type="float">
            <text:p>-288</text:p>
          </table:table-cell>
          <table:table-cell office:value-type="float" office:value="-260" calcext:value-type="float">
            <text:p>-260</text:p>
          </table:table-cell>
          <table:table-cell office:value-type="float" office:value="-240" calcext:value-type="float">
            <text:p>-240</text:p>
          </table:table-cell>
          <table:table-cell table:style-name="ce24" office:value-type="float" office:value="-123" calcext:value-type="float">
            <text:p>-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2:.V32])" office:value-type="float" office:value="-1916" calcext:value-type="float">
            <text:p>-1916</text:p>
          </table:table-cell>
          <table:table-cell table:formula="of:=[.X32]+1800" office:value-type="float" office:value="-116" calcext:value-type="float">
            <text:p>-116</text:p>
          </table:table-cell>
          <table:table-cell table:formula="of:=[.Y32]+200" office:value-type="float" office:value="84" calcext:value-type="float">
            <text:p>84</text:p>
          </table:table-cell>
          <table:table-cell table:formula="of:=[.Z32]+150" office:value-type="float" office:value="234" calcext:value-type="float">
            <text:p>23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out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769" calcext:value-type="float">
            <text:p>-769</text:p>
          </table:table-cell>
          <table:table-cell office:value-type="float" office:value="-83" calcext:value-type="float">
            <text:p>-8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-6" calcext:value-type="float">
            <text:p>-6</text:p>
          </table:table-cell>
          <table:table-cell office:value-type="float" office:value="-380" calcext:value-type="float">
            <text:p>-380</text:p>
          </table:table-cell>
          <table:table-cell office:value-type="float" office:value="-243" calcext:value-type="float">
            <text:p>-243</text:p>
          </table:table-cell>
          <table:table-cell office:value-type="float" office:value="-460" calcext:value-type="float">
            <text:p>-460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3:.V33])" office:value-type="float" office:value="-2094" calcext:value-type="float">
            <text:p>-2094</text:p>
          </table:table-cell>
          <table:table-cell table:formula="of:=[.X33]+1800" office:value-type="float" office:value="-294" calcext:value-type="float">
            <text:p>-294</text:p>
          </table:table-cell>
          <table:table-cell table:formula="of:=[.Y33]+200" office:value-type="float" office:value="-94" calcext:value-type="float">
            <text:p>-94</text:p>
          </table:table-cell>
          <table:table-cell table:formula="of:=[.Z33]+150" office:value-type="float" office:value="56" calcext:value-type="float">
            <text:p>56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eptembre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769" calcext:value-type="float">
            <text:p>-769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-294" calcext:value-type="float">
            <text:p>-294</text:p>
          </table:table-cell>
          <table:table-cell office:value-type="float" office:value="-136" calcext:value-type="float">
            <text:p>-136</text:p>
          </table:table-cell>
          <table:table-cell office:value-type="float" office:value="-300" calcext:value-type="float">
            <text:p>-300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4:.V34])" office:value-type="float" office:value="-1801" calcext:value-type="float">
            <text:p>-1801</text:p>
          </table:table-cell>
          <table:table-cell table:formula="of:=[.X34]+1800" office:value-type="float" office:value="-1" calcext:value-type="float">
            <text:p>-1</text:p>
          </table:table-cell>
          <table:table-cell table:formula="of:=[.Y34]+200" office:value-type="float" office:value="199" calcext:value-type="float">
            <text:p>199</text:p>
          </table:table-cell>
          <table:table-cell table:formula="of:=[.Z34]+150" office:value-type="float" office:value="349" calcext:value-type="float">
            <text:p>349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Octobre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764" calcext:value-type="float">
            <text:p>-764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18" calcext:value-type="float">
            <text:p>-18</text:p>
          </table:table-cell>
          <table:table-cell office:value-type="float" office:value="-247" calcext:value-type="float">
            <text:p>-247</text:p>
          </table:table-cell>
          <table:table-cell office:value-type="float" office:value="-309" calcext:value-type="float">
            <text:p>-309</text:p>
          </table:table-cell>
          <table:table-cell table:style-name="ce24" office:value-type="float" office:value="-600" calcext:value-type="float">
            <text:p>-60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5:.V35])" office:value-type="float" office:value="-2207" calcext:value-type="float">
            <text:p>-2207</text:p>
          </table:table-cell>
          <table:table-cell table:formula="of:=[.X35]+1800" office:value-type="float" office:value="-407" calcext:value-type="float">
            <text:p>-407</text:p>
          </table:table-cell>
          <table:table-cell table:formula="of:=[.Y35]+200" office:value-type="float" office:value="-207" calcext:value-type="float">
            <text:p>-207</text:p>
          </table:table-cell>
          <table:table-cell table:formula="of:=[.Z35]+150" office:value-type="float" office:value="-57" calcext:value-type="float">
            <text:p>-5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Novembre</text:p>
          </table:table-cell>
          <table:table-cell table:style-name="ce1" office:value-type="float" office:value="2017" calcext:value-type="float">
            <text:p>2017</text:p>
          </table:table-cell>
          <table:table-cell office:value-type="float" office:value="-638" calcext:value-type="float">
            <text:p>-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86" calcext:value-type="float">
            <text:p>-86</text:p>
          </table:table-cell>
          <table:table-cell office:value-type="float" office:value="-323" calcext:value-type="float">
            <text:p>-323</text:p>
          </table:table-cell>
          <table:table-cell office:value-type="float" office:value="-632" calcext:value-type="float">
            <text:p>-632</text:p>
          </table:table-cell>
          <table:table-cell office:value-type="float" office:value="-340" calcext:value-type="float">
            <text:p>-340</text:p>
          </table:table-cell>
          <table:table-cell office:value-type="float" office:value="-49" calcext:value-type="float">
            <text:p>-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6:.V36])" office:value-type="float" office:value="-2247" calcext:value-type="float">
            <text:p>-2247</text:p>
          </table:table-cell>
          <table:table-cell table:formula="of:=[.X36]+1800" office:value-type="float" office:value="-447" calcext:value-type="float">
            <text:p>-447</text:p>
          </table:table-cell>
          <table:table-cell table:formula="of:=[.Y36]+200" office:value-type="float" office:value="-247" calcext:value-type="float">
            <text:p>-247</text:p>
          </table:table-cell>
          <table:table-cell table:formula="of:=[.Z36]+150" office:value-type="float" office:value="-97" calcext:value-type="float">
            <text:p>-97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Décembre</text:p>
          </table:table-cell>
          <table:table-cell table:style-name="ce8" office:value-type="float" office:value="2017" calcext:value-type="float">
            <text:p>2017</text:p>
          </table:table-cell>
          <table:table-cell table:style-name="ce11" office:value-type="float" office:value="-597" calcext:value-type="float">
            <text:p>-597</text:p>
          </table:table-cell>
          <table:table-cell table:style-name="ce20" office:value-type="float" office:value="-176" calcext:value-type="float">
            <office:annotation draw:style-name="gr2" draw:text-style-name="P1" svg:width="1.1413in" svg:height="0.2638in" svg:x="3.1429in" svg:y="5.8091in" draw:caption-point-x="-0.2402in" draw:caption-point-y="0.5945in">
              <dc:date>2018-01-26T00:00:00</dc:date>
              <text:p text:style-name="P1"><text:span text:style-name="T1">Bernadette</text:span></text:p>
            </office:annotation>
            <text:p>-176</text:p>
          </table:table-cell>
          <table:table-cell table:style-name="ce11" office:value-type="float" office:value="0" calcext:value-type="float">
            <text:p>0</text:p>
          </table:table-cell>
          <table:table-cell table:style-name="ce25" office:value-type="float" office:value="16" calcext:value-type="float">
            <text:p>16</text:p>
          </table:table-cell>
          <table:table-cell table:style-name="ce11" office:value-type="float" office:value="-110" calcext:value-type="float">
            <text:p>-110</text:p>
          </table:table-cell>
          <table:table-cell table:style-name="ce11" office:value-type="float" office:value="-406" calcext:value-type="float">
            <text:p>-406</text:p>
          </table:table-cell>
          <table:table-cell table:style-name="ce11" office:value-type="float" office:value="-328" calcext:value-type="float">
            <text:p>-328</text:p>
          </table:table-cell>
          <table:table-cell table:style-name="ce11" office:value-type="float" office:value="-180" calcext:value-type="float">
            <text:p>-180</text:p>
          </table:table-cell>
          <table:table-cell table:style-name="ce11" office:value-type="float" office:value="-39" calcext:value-type="float">
            <text:p>-3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15" calcext:value-type="float">
            <text:p>-115</text:p>
          </table:table-cell>
          <table:table-cell table:style-name="ce20" office:value-type="float" office:value="-561" calcext:value-type="float">
            <office:annotation draw:style-name="gr1" draw:text-style-name="P1" svg:width="1.1413in" svg:height="0.5457in" svg:x="9.7657in" svg:y="5.8091in" draw:caption-point-x="-0.2402in" draw:caption-point-y="0.5945in">
              <dc:date>2018-01-26T00:00:00</dc:date>
              <text:p text:style-name="P1"><text:span text:style-name="T1">Paiement déménagement enfin</text:span></text:p>
            </office:annotation>
            <text:p>-56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-848" calcext:value-type="float">
            <text:p>-84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7:.V37])" office:value-type="float" office:value="-3344" calcext:value-type="float">
            <text:p>-3344</text:p>
          </table:table-cell>
          <table:table-cell table:formula="of:=[.X37]+1800" office:value-type="float" office:value="-1544" calcext:value-type="float">
            <text:p>-1544</text:p>
          </table:table-cell>
          <table:table-cell table:formula="of:=[.Y37]+200" office:value-type="float" office:value="-1344" calcext:value-type="float">
            <text:p>-1344</text:p>
          </table:table-cell>
          <table:table-cell table:formula="of:=[.Z37]+150" office:value-type="float" office:value="-1194" calcext:value-type="float">
            <text:p>-119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Janvier</text:p>
          </table:table-cell>
          <table:table-cell table:style-name="ce1" office:value-type="float" office:value="2018" calcext:value-type="float">
            <text:p>2018</text:p>
          </table:table-cell>
          <table:table-cell office:value-type="float" office:value="-621" calcext:value-type="float">
            <text:p>-621</text:p>
          </table:table-cell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  <table:table-cell office:value-type="float" office:value="-109" calcext:value-type="float">
            <office:annotation draw:style-name="gr3" draw:text-style-name="P1" svg:width="1.1413in" svg:height="0.3902in" svg:x="4.5in" svg:y="5.987in" draw:caption-point-x="-0.2402in" draw:caption-point-y="0.5945in">
              <dc:date>2018-01-25T00:00:00</dc:date>
              <text:p text:style-name="P1"><text:span text:style-name="T1">Oscaro + Bowling</text:span></text:p>
            </office:annotation>
            <text:p>-109</text:p>
          </table:table-cell>
          <table:table-cell office:value-type="float" office:value="-23" calcext:value-type="float">
            <text:p>-23</text:p>
          </table:table-cell>
          <table:table-cell office:value-type="float" office:value="-521" calcext:value-type="float">
            <text:p>-521</text:p>
          </table:table-cell>
          <table:table-cell office:value-type="float" office:value="-400" calcext:value-type="float">
            <text:p>-400</text:p>
          </table:table-cell>
          <table:table-cell table:style-name="ce27" office:value-type="float" office:value="-80" calcext:value-type="float">
            <text:p>-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8:.V38])" office:value-type="float" office:value="-2000" calcext:value-type="float">
            <text:p>-2000</text:p>
          </table:table-cell>
          <table:table-cell table:formula="of:=[.X38]+1800" office:value-type="float" office:value="-200" calcext:value-type="float">
            <text:p>-200</text:p>
          </table:table-cell>
          <table:table-cell table:formula="of:=[.Y38]+200" office:value-type="float" office:value="0" calcext:value-type="float">
            <text:p>0</text:p>
          </table:table-cell>
          <table:table-cell table:formula="of:=[.Z38]+150" office:value-type="float" office:value="150" calcext:value-type="float">
            <text:p>150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Février</text:p>
          </table:table-cell>
          <table:table-cell table:style-name="ce1" office:value-type="float" office:value="2018" calcext:value-type="float">
            <text:p>2018</text:p>
          </table:table-cell>
          <table:table-cell office:value-type="float" office:value="-735" calcext:value-type="float">
            <text:p>-735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1035" calcext:value-type="float">
            <text:p>1035</text:p>
          </table:table-cell>
          <table:table-cell office:value-type="float" office:value="-415" calcext:value-type="float">
            <text:p>-415</text:p>
          </table:table-cell>
          <table:table-cell office:value-type="float" office:value="-350" calcext:value-type="float">
            <text:p>-350</text:p>
          </table:table-cell>
          <table:table-cell office:value-type="float" office:value="-160" calcext:value-type="float">
            <text:p>-160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0" calcext:value-type="float">
            <text:p>-3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39:.V39])" office:value-type="float" office:value="-1007" calcext:value-type="float">
            <text:p>-1007</text:p>
          </table:table-cell>
          <table:table-cell table:formula="of:=[.X39]+1800" office:value-type="float" office:value="793" calcext:value-type="float">
            <text:p>793</text:p>
          </table:table-cell>
          <table:table-cell table:formula="of:=[.Y39]+200" office:value-type="float" office:value="993" calcext:value-type="float">
            <text:p>993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1" office:value-type="float" office:value="2018" calcext:value-type="float">
            <text:p>2018</text:p>
          </table:table-cell>
          <table:table-cell office:value-type="float" office:value="-735" calcext:value-type="float">
            <text:p>-735</text:p>
          </table:table-cell>
          <table:table-cell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  <table:table-cell office:value-type="float" office:value="-1051" calcext:value-type="float">
            <text:p>-1051</text:p>
          </table:table-cell>
          <table:table-cell office:value-type="float" office:value="-6" calcext:value-type="float">
            <text:p>-6</text:p>
          </table:table-cell>
          <table:table-cell office:value-type="float" office:value="-402" calcext:value-type="float">
            <text:p>-402</text:p>
          </table:table-cell>
          <table:table-cell office:value-type="float" office:value="-160" calcext:value-type="float">
            <text:p>-160</text:p>
          </table:table-cell>
          <table:table-cell office:value-type="float" office:value="-120" calcext:value-type="float">
            <text:p>-12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-281" calcext:value-type="float">
            <text:p>-281</text:p>
          </table:table-cell>
          <table:table-cell office:value-type="float" office:value="-434" calcext:value-type="float">
            <text:p>-4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40:.V40])" office:value-type="float" office:value="-3285" calcext:value-type="float">
            <text:p>-3285</text:p>
          </table:table-cell>
          <table:table-cell table:formula="of:=[.X40]+1800" office:value-type="float" office:value="-1485" calcext:value-type="float">
            <text:p>-1485</text:p>
          </table:table-cell>
          <table:table-cell table:formula="of:=[.Y40]+200" office:value-type="float" office:value="-1285" calcext:value-type="float">
            <text:p>-1285</text:p>
          </table:table-cell>
          <table:table-cell table:formula="of:=SUM([.AA2:.AA38])" office:value-type="float" office:value="-4827" calcext:value-type="float">
            <text:p>-482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vril</text:p>
          </table:table-cell>
          <table:table-cell table:style-name="ce1" office:value-type="float" office:value="2018" calcext:value-type="float">
            <text:p>2018</text:p>
          </table:table-cell>
          <table:table-cell office:value-type="float" office:value="-735" calcext:value-type="float">
            <text:p>-735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-426" calcext:value-type="float">
            <text:p>-426</text:p>
          </table:table-cell>
          <table:table-cell office:value-type="float" office:value="-6" calcext:value-type="float">
            <text:p>-6</text:p>
          </table:table-cell>
          <table:table-cell office:value-type="float" office:value="-320" calcext:value-type="float">
            <text:p>-320</text:p>
          </table:table-cell>
          <table:table-cell office:value-type="float" office:value="-180" calcext:value-type="float">
            <text:p>-180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5"/></text:p>
          </table:table-cell>
          <table:table-cell table:style-name="ce35" table:formula="of:=SUM([.C41:.V41])" office:value-type="float" office:value="-1878" calcext:value-type="float">
            <text:p>-1878</text:p>
          </table:table-cell>
          <table:table-cell table:formula="of:=[.X41]+1800" office:value-type="float" office:value="-78" calcext:value-type="float">
            <text:p>-78</text:p>
          </table:table-cell>
          <table:table-cell table:formula="of:=[.Y41]+200" office:value-type="float" office:value="122" calcext:value-type="float">
            <text:p>122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Mai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21"/>
          <table:table-cell table:style-name="ce35" table:formula="of:=SUM([.C42:.V42])" office:value-type="float" office:value="0" calcext:value-type="float">
            <text:p>0</text:p>
          </table:table-cell>
          <table:table-cell table:formula="of:=[.X42]+1800" office:value-type="float" office:value="1800" calcext:value-type="float">
            <text:p>1800</text:p>
          </table:table-cell>
          <table:table-cell table:formula="of:=[.Y42]+200" office:value-type="float" office:value="2000" calcext:value-type="float">
            <text:p>200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Juin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21"/>
          <table:table-cell table:style-name="ce35" table:formula="of:=SUM([.C43:.V43])" office:value-type="float" office:value="0" calcext:value-type="float">
            <text:p>0</text:p>
          </table:table-cell>
          <table:table-cell table:formula="of:=[.X43]+1800" office:value-type="float" office:value="1800" calcext:value-type="float">
            <text:p>1800</text:p>
          </table:table-cell>
          <table:table-cell table:formula="of:=[.Y43]+200" office:value-type="float" office:value="2000" calcext:value-type="float">
            <text:p>200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Juillet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21"/>
          <table:table-cell table:style-name="ce35" table:formula="of:=SUM([.C44:.V44])" office:value-type="float" office:value="0" calcext:value-type="float">
            <text:p>0</text:p>
          </table:table-cell>
          <table:table-cell table:formula="of:=[.X44]+1800" office:value-type="float" office:value="1800" calcext:value-type="float">
            <text:p>1800</text:p>
          </table:table-cell>
          <table:table-cell table:formula="of:=[.Y44]+200" office:value-type="float" office:value="2000" calcext:value-type="float">
            <text:p>200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Aout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21"/>
          <table:table-cell table:style-name="ce35" table:formula="of:=SUM([.C45:.V45])" office:value-type="float" office:value="0" calcext:value-type="float">
            <text:p>0</text:p>
          </table:table-cell>
          <table:table-cell table:formula="of:=[.X45]+1800" office:value-type="float" office:value="1800" calcext:value-type="float">
            <text:p>1800</text:p>
          </table:table-cell>
          <table:table-cell table:formula="of:=[.Y45]+200" office:value-type="float" office:value="2000" calcext:value-type="float">
            <text:p>200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Septembre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21"/>
          <table:table-cell table:style-name="ce35" table:formula="of:=SUM([.C46:.V46])" office:value-type="float" office:value="0" calcext:value-type="float">
            <text:p>0</text:p>
          </table:table-cell>
          <table:table-cell table:formula="of:=[.X46]+1800" office:value-type="float" office:value="1800" calcext:value-type="float">
            <text:p>1800</text:p>
          </table:table-cell>
          <table:table-cell table:formula="of:=[.Y46]+200" office:value-type="float" office:value="2000" calcext:value-type="float">
            <text:p>200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Octobre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21"/>
          <table:table-cell table:style-name="ce35" table:formula="of:=SUM([.C47:.V47])" office:value-type="float" office:value="0" calcext:value-type="float">
            <text:p>0</text:p>
          </table:table-cell>
          <table:table-cell table:formula="of:=[.X47]+1800" office:value-type="float" office:value="1800" calcext:value-type="float">
            <text:p>1800</text:p>
          </table:table-cell>
          <table:table-cell table:formula="of:=[.Y47]+200" office:value-type="float" office:value="2000" calcext:value-type="float">
            <text:p>200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Novembre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21"/>
          <table:table-cell table:style-name="ce35" table:formula="of:=SUM([.C48:.V48])" office:value-type="float" office:value="0" calcext:value-type="float">
            <text:p>0</text:p>
          </table:table-cell>
          <table:table-cell table:formula="of:=[.X48]+1800" office:value-type="float" office:value="1800" calcext:value-type="float">
            <text:p>1800</text:p>
          </table:table-cell>
          <table:table-cell table:formula="of:=[.Y48]+200" office:value-type="float" office:value="2000" calcext:value-type="float">
            <text:p>2000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Décembre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21"/>
          <table:table-cell table:style-name="ce35" table:formula="of:=SUM([.C49:.V49])" office:value-type="float" office:value="0" calcext:value-type="float">
            <text:p>0</text:p>
          </table:table-cell>
          <table:table-cell table:formula="of:=[.X49]+1800" office:value-type="float" office:value="1800" calcext:value-type="float">
            <text:p>1800</text:p>
          </table:table-cell>
          <table:table-cell table:formula="of:=[.Y49]+200" office:value-type="float" office:value="2000" calcext:value-type="float">
            <text:p>2000</text:p>
          </table:table-cell>
          <table:table-cell table:number-columns-repeated="997"/>
        </table:table-row>
        <table:table-row table:style-name="ro1">
          <table:table-cell table:number-columns-repeated="1023"/>
        </table:table-row>
        <table:table-row table:style-name="ro1">
          <table:table-cell table:style-name="ce6" office:value-type="string" calcext:value-type="string">
            <office:annotation draw:style-name="gr2" draw:text-style-name="P1" svg:width="1.1413in" svg:height="0.2638in" svg:x="0.9791in" svg:y="8.298in" draw:caption-point-x="-0.2402in" draw:caption-point-y="0.5945in">
              <dc:date>2018-01-25T00:00:00</dc:date>
              <text:p text:style-name="P1"><text:span text:style-name="T1">2016/2017</text:span></text:p>
            </office:annotation>
            <text:p>Average</text:p>
          </table:table-cell>
          <table:table-cell table:style-name="ce9"/>
          <table:table-cell table:style-name="ce13" table:formula="of:=AVERAGE([.C14:.C38])" office:value-type="float" office:value="-563.56" calcext:value-type="float">
            <text:p>-563.6</text:p>
          </table:table-cell>
          <table:table-cell table:style-name="ce13" table:formula="of:=AVERAGE([.D14:.D38])" office:value-type="float" office:value="-46.24" calcext:value-type="float">
            <text:p>-46.2</text:p>
          </table:table-cell>
          <table:table-cell table:style-name="ce13" table:formula="of:=AVERAGE([.E14:.E38])" office:value-type="float" office:value="-3.04" calcext:value-type="float">
            <text:p>-3.0</text:p>
          </table:table-cell>
          <table:table-cell table:style-name="ce13" table:formula="of:=AVERAGE([.F14:.F38])" office:value-type="float" office:value="-98.2" calcext:value-type="float">
            <text:p>-98.2</text:p>
          </table:table-cell>
          <table:table-cell table:style-name="ce13" table:formula="of:=AVERAGE([.G14:.G38])" office:value-type="float" office:value="12.16" calcext:value-type="float">
            <text:p>12.2</text:p>
          </table:table-cell>
          <table:table-cell table:style-name="ce13" table:formula="of:=AVERAGE([.H14:.H38])" office:value-type="float" office:value="-426.04" calcext:value-type="float">
            <text:p>-426.0</text:p>
          </table:table-cell>
          <table:table-cell table:style-name="ce13" table:formula="of:=AVERAGE([.I14:.I38])" office:value-type="float" office:value="-292.16" calcext:value-type="float">
            <text:p>-292.2</text:p>
          </table:table-cell>
          <table:table-cell table:style-name="ce13" table:formula="of:=AVERAGE([.J14:.J38])" office:value-type="float" office:value="-301.64" calcext:value-type="float">
            <text:p>-301.6</text:p>
          </table:table-cell>
          <table:table-cell table:style-name="ce13" table:formula="of:=AVERAGE([.K14:.K38])" office:value-type="float" office:value="-41.64" calcext:value-type="float">
            <text:p>-41.6</text:p>
          </table:table-cell>
          <table:table-cell table:style-name="ce13" table:formula="of:=AVERAGE([.L14:.L38])" office:value-type="float" office:value="0" calcext:value-type="float">
            <text:p>0.0</text:p>
          </table:table-cell>
          <table:table-cell table:style-name="ce13" table:formula="of:=AVERAGE([.M14:.M38])" office:value-type="float" office:value="-35.32" calcext:value-type="float">
            <text:p>-35.3</text:p>
          </table:table-cell>
          <table:table-cell table:style-name="ce13" table:formula="of:=AVERAGE([.N14:.N38])" office:value-type="float" office:value="-134.4" calcext:value-type="float">
            <text:p>-134.4</text:p>
          </table:table-cell>
          <table:table-cell table:style-name="ce13" table:formula="of:=AVERAGE([.O14:.O38])" office:value-type="float" office:value="0" calcext:value-type="float">
            <text:p>0.0</text:p>
          </table:table-cell>
          <table:table-cell table:style-name="ce13" table:formula="of:=AVERAGE([.P14:.P38])" office:value-type="float" office:value="-24.08" calcext:value-type="float">
            <text:p>-24.1</text:p>
          </table:table-cell>
          <table:table-cell table:style-name="ce13" table:formula="of:=AVERAGE([.Q14:.Q38])" office:value-type="float" office:value="-3.2" calcext:value-type="float">
            <text:p>-3.2</text:p>
          </table:table-cell>
          <table:table-cell table:style-name="ce13" table:formula="of:=AVERAGE([.R14:.R38])" office:value-type="float" office:value="0" calcext:value-type="float">
            <text:p>0.0</text:p>
          </table:table-cell>
          <table:table-cell table:style-name="ce13" table:formula="of:=AVERAGE([.S14:.S38])" office:value-type="float" office:value="-130.6" calcext:value-type="float">
            <text:p>-130.6</text:p>
          </table:table-cell>
          <table:table-cell table:style-name="ce13" table:formula="of:=AVERAGE([.T14:.T38])" office:value-type="float" office:value="-1" calcext:value-type="float">
            <text:p>-1.0</text:p>
          </table:table-cell>
          <table:table-cell table:style-name="ce13" table:formula="of:=AVERAGE([.U14:.U38])" office:value-type="float" office:value="-94.12" calcext:value-type="float">
            <text:p>-94.1</text:p>
          </table:table-cell>
          <table:table-cell table:style-name="ce13" table:formula="of:=AVERAGE([.V14:.V38])" office:value-type="float" office:value="-47.52" calcext:value-type="float">
            <text:p>-47.5</text:p>
          </table:table-cell>
          <table:table-cell table:style-name="ce15" table:number-columns-repeated="1001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Target</text:p>
          </table:table-cell>
          <table:table-cell table:style-name="ce10"/>
          <table:table-cell table:style-name="ce14" office:value-type="float" office:value="-383" calcext:value-type="float">
            <text:p>-383.0</text:p>
          </table:table-cell>
          <table:table-cell table:style-name="ce14" office:value-type="float" office:value="-15" calcext:value-type="float">
            <text:p>-15.0</text:p>
          </table:table-cell>
          <table:table-cell table:style-name="ce22" table:formula="of:=[.E51]" office:value-type="float" office:value="-3.04" calcext:value-type="float">
            <text:p>-3.0</text:p>
          </table:table-cell>
          <table:table-cell table:style-name="ce22" table:formula="of:=[.F51]" office:value-type="float" office:value="-98.2" calcext:value-type="float">
            <text:p>-98.2</text:p>
          </table:table-cell>
          <table:table-cell table:style-name="ce14" office:value-type="float" office:value="0" calcext:value-type="float">
            <text:p>0.0</text:p>
          </table:table-cell>
          <table:table-cell table:style-name="ce14" office:value-type="float" office:value="-100" calcext:value-type="float">
            <text:p>-100.0</text:p>
          </table:table-cell>
          <table:table-cell table:style-name="ce14" office:value-type="float" office:value="0" calcext:value-type="float">
            <text:p>0.0</text:p>
          </table:table-cell>
          <table:table-cell table:style-name="ce14" office:value-type="float" office:value="-200" calcext:value-type="float">
            <text:p>-200.0</text:p>
          </table:table-cell>
          <table:table-cell table:style-name="ce22" table:formula="of:=[.K51]" office:value-type="float" office:value="-41.64" calcext:value-type="float">
            <text:p>-41.6</text:p>
          </table:table-cell>
          <table:table-cell table:style-name="ce22" table:formula="of:=[.L51]" office:value-type="float" office:value="0" calcext:value-type="float">
            <text:p>0.0</text:p>
          </table:table-cell>
          <table:table-cell table:style-name="ce22" table:formula="of:=[.M51]" office:value-type="float" office:value="-35.32" calcext:value-type="float">
            <text:p>-35.3</text:p>
          </table:table-cell>
          <table:table-cell table:style-name="ce14" office:value-type="float" office:value="0" calcext:value-type="float">
            <text:p>0.0</text:p>
          </table:table-cell>
          <table:table-cell table:style-name="ce22" table:formula="of:=[.O51]" office:value-type="float" office:value="0" calcext:value-type="float">
            <text:p>0.0</text:p>
          </table:table-cell>
          <table:table-cell table:style-name="ce22" table:formula="of:=[.P51]" office:value-type="float" office:value="-24.08" calcext:value-type="float">
            <text:p>-24.1</text:p>
          </table:table-cell>
          <table:table-cell table:style-name="ce22" table:formula="of:=[.Q51]" office:value-type="float" office:value="-3.2" calcext:value-type="float">
            <text:p>-3.2</text:p>
          </table:table-cell>
          <table:table-cell table:style-name="ce22"/>
          <table:table-cell table:style-name="ce14" table:formula="of:=-80" office:value-type="float" office:value="-80" calcext:value-type="float">
            <text:p>-80.0</text:p>
          </table:table-cell>
          <table:table-cell table:style-name="ce22" table:formula="of:=[.T51]" office:value-type="float" office:value="-1" calcext:value-type="float">
            <text:p>-1.0</text:p>
          </table:table-cell>
          <table:table-cell table:style-name="ce22" table:formula="of:=[.U51]" office:value-type="float" office:value="-94.12" calcext:value-type="float">
            <text:p>-94.1</text:p>
          </table:table-cell>
          <table:table-cell table:style-name="ce32" table:formula="of:=[.V51]" office:value-type="float" office:value="-47.52" calcext:value-type="float">
            <text:p>-47.5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Savings</text:p>
          </table:table-cell>
          <table:table-cell/>
          <table:table-cell table:style-name="ce15" table:formula="of:=[.C51]-[.C53]" office:value-type="float" office:value="-180.56" calcext:value-type="float">
            <text:p>-180.6</text:p>
          </table:table-cell>
          <table:table-cell table:style-name="ce15" table:formula="of:=[.D51]-[.D53]" office:value-type="float" office:value="-31.24" calcext:value-type="float">
            <text:p>-31.2</text:p>
          </table:table-cell>
          <table:table-cell table:style-name="ce15" table:formula="of:=[.E51]-[.E53]" office:value-type="float" office:value="0" calcext:value-type="float">
            <text:p>0.0</text:p>
          </table:table-cell>
          <table:table-cell table:style-name="ce15" table:formula="of:=[.F51]-[.F53]" office:value-type="float" office:value="0" calcext:value-type="float">
            <text:p>0.0</text:p>
          </table:table-cell>
          <table:table-cell table:style-name="ce15" table:formula="of:=[.G51]-[.G53]" office:value-type="float" office:value="12.16" calcext:value-type="float">
            <text:p>12.2</text:p>
          </table:table-cell>
          <table:table-cell table:style-name="ce26" table:formula="of:=[.H51]-[.H53]" office:value-type="float" office:value="-326.04" calcext:value-type="float">
            <text:p>-326.0</text:p>
          </table:table-cell>
          <table:table-cell table:style-name="ce15" table:formula="of:=[.I51]-[.I53]" office:value-type="float" office:value="-292.16" calcext:value-type="float">
            <text:p>-292.2</text:p>
          </table:table-cell>
          <table:table-cell table:style-name="ce26" table:formula="of:=[.J51]-[.J53]" office:value-type="float" office:value="-101.64" calcext:value-type="float">
            <text:p>-101.6</text:p>
          </table:table-cell>
          <table:table-cell table:style-name="ce15" table:formula="of:=[.K51]-[.K53]" office:value-type="float" office:value="0" calcext:value-type="float">
            <text:p>0.0</text:p>
          </table:table-cell>
          <table:table-cell table:style-name="ce15" table:formula="of:=[.L51]-[.L53]" office:value-type="float" office:value="0" calcext:value-type="float">
            <text:p>0.0</text:p>
          </table:table-cell>
          <table:table-cell table:style-name="ce15" table:formula="of:=[.M51]-[.M53]" office:value-type="float" office:value="0" calcext:value-type="float">
            <text:p>0.0</text:p>
          </table:table-cell>
          <table:table-cell table:style-name="ce15" table:formula="of:=[.N51]-[.N53]" office:value-type="float" office:value="-134.4" calcext:value-type="float">
            <text:p>-134.4</text:p>
          </table:table-cell>
          <table:table-cell table:style-name="ce15" table:formula="of:=[.O51]-[.O53]" office:value-type="float" office:value="0" calcext:value-type="float">
            <text:p>0.0</text:p>
          </table:table-cell>
          <table:table-cell table:style-name="ce15" table:formula="of:=[.P51]-[.P53]" office:value-type="float" office:value="0" calcext:value-type="float">
            <text:p>0.0</text:p>
          </table:table-cell>
          <table:table-cell table:style-name="ce15" table:formula="of:=[.Q51]-[.Q53]" office:value-type="float" office:value="0" calcext:value-type="float">
            <text:p>0.0</text:p>
          </table:table-cell>
          <table:table-cell table:style-name="ce15" table:formula="of:=[.R51]-[.R53]" office:value-type="float" office:value="0" calcext:value-type="float">
            <text:p>0.0</text:p>
          </table:table-cell>
          <table:table-cell table:style-name="ce15" table:formula="of:=[.S51]-[.S53]" office:value-type="float" office:value="-50.6" calcext:value-type="float">
            <text:p>-50.6</text:p>
          </table:table-cell>
          <table:table-cell table:style-name="ce15" table:formula="of:=[.T51]-[.T53]" office:value-type="float" office:value="0" calcext:value-type="float">
            <text:p>0.0</text:p>
          </table:table-cell>
          <table:table-cell table:style-name="ce15" table:formula="of:=[.U51]-[.U53]" office:value-type="float" office:value="0" calcext:value-type="float">
            <text:p>0.0</text:p>
          </table:table-cell>
          <table:table-cell table:style-name="ce33" table:formula="of:=[.V51]-[.V53]" office:value-type="float" office:value="0" calcext:value-type="float">
            <text:p>0.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Months</text:p>
          </table:table-cell>
          <table:table-cell/>
          <table:table-cell table:number-columns-repeated="5" table:style-name="ce15" office:value-type="float" office:value="12" calcext:value-type="float">
            <text:p>12.0</text:p>
          </table:table-cell>
          <table:table-cell table:style-name="ce26" office:value-type="float" office:value="12" calcext:value-type="float">
            <text:p>12.0</text:p>
          </table:table-cell>
          <table:table-cell table:style-name="ce15" office:value-type="float" office:value="12" calcext:value-type="float">
            <text:p>12.0</text:p>
          </table:table-cell>
          <table:table-cell table:style-name="ce26" office:value-type="float" office:value="12" calcext:value-type="float">
            <text:p>12.0</text:p>
          </table:table-cell>
          <table:table-cell table:number-columns-repeated="11" table:style-name="ce15" office:value-type="float" office:value="12" calcext:value-type="float">
            <text:p>12.0</text:p>
          </table:table-cell>
          <table:table-cell table:style-name="ce33" office:value-type="float" office:value="12" calcext:value-type="float">
            <text:p>12.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Yrl savings</text:p>
          </table:table-cell>
          <table:table-cell table:style-name="ce11"/>
          <table:table-cell table:style-name="ce16" table:formula="of:=[.C54]*[.C55]" office:value-type="float" office:value="-2166.72" calcext:value-type="float">
            <text:p>(2,166.72)</text:p>
          </table:table-cell>
          <table:table-cell table:style-name="ce16" table:formula="of:=[.D54]*[.D55]" office:value-type="float" office:value="-374.88" calcext:value-type="float">
            <text:p>(374.88)</text:p>
          </table:table-cell>
          <table:table-cell table:style-name="ce23" table:formula="of:=[.E54]*[.E55]" office:value-type="float" office:value="0" calcext:value-type="float">
            <text:p>-</text:p>
          </table:table-cell>
          <table:table-cell table:style-name="ce23" table:formula="of:=[.F54]*[.F55]" office:value-type="float" office:value="0" calcext:value-type="float">
            <text:p>-</text:p>
          </table:table-cell>
          <table:table-cell table:style-name="ce16" table:formula="of:=[.G54]*[.G55]" office:value-type="float" office:value="145.92" calcext:value-type="float">
            <text:p>145.92</text:p>
          </table:table-cell>
          <table:table-cell table:style-name="ce16" table:formula="of:=[.H54]*[.H55]" office:value-type="float" office:value="-3912.48" calcext:value-type="float">
            <text:p>(3,912.48)</text:p>
          </table:table-cell>
          <table:table-cell table:style-name="ce16" table:formula="of:=[.I54]*[.I55]" office:value-type="float" office:value="-3505.92" calcext:value-type="float">
            <text:p>(3,505.92)</text:p>
          </table:table-cell>
          <table:table-cell table:style-name="ce16" table:formula="of:=[.J54]*[.J55]" office:value-type="float" office:value="-1219.68" calcext:value-type="float">
            <text:p>(1,219.68)</text:p>
          </table:table-cell>
          <table:table-cell table:style-name="ce23" table:formula="of:=[.K54]*[.K55]" office:value-type="float" office:value="0" calcext:value-type="float">
            <text:p>-</text:p>
          </table:table-cell>
          <table:table-cell table:style-name="ce23" table:formula="of:=[.L54]*[.L55]" office:value-type="float" office:value="0" calcext:value-type="float">
            <text:p>-</text:p>
          </table:table-cell>
          <table:table-cell table:style-name="ce23" table:formula="of:=[.M54]*[.M55]" office:value-type="float" office:value="0" calcext:value-type="float">
            <text:p>-</text:p>
          </table:table-cell>
          <table:table-cell table:style-name="ce16" table:formula="of:=[.N54]*[.N55]" office:value-type="float" office:value="-1612.8" calcext:value-type="float">
            <text:p>(1,612.80)</text:p>
          </table:table-cell>
          <table:table-cell table:style-name="ce23" table:formula="of:=[.O54]*[.O55]" office:value-type="float" office:value="0" calcext:value-type="float">
            <text:p>-</text:p>
          </table:table-cell>
          <table:table-cell table:style-name="ce23" table:formula="of:=[.P54]*[.P55]" office:value-type="float" office:value="0" calcext:value-type="float">
            <text:p>-</text:p>
          </table:table-cell>
          <table:table-cell table:style-name="ce23" table:formula="of:=[.Q54]*[.Q55]" office:value-type="float" office:value="0" calcext:value-type="float">
            <text:p>-</text:p>
          </table:table-cell>
          <table:table-cell table:style-name="ce23" table:formula="of:=[.R54]*[.R55]" office:value-type="float" office:value="0" calcext:value-type="float">
            <text:p>-</text:p>
          </table:table-cell>
          <table:table-cell table:style-name="ce16" table:formula="of:=[.S54]*[.S55]" office:value-type="float" office:value="-607.2" calcext:value-type="float">
            <text:p>(607.20)</text:p>
          </table:table-cell>
          <table:table-cell table:style-name="ce23" table:formula="of:=[.T54]*[.T55]" office:value-type="float" office:value="0" calcext:value-type="float">
            <text:p>-</text:p>
          </table:table-cell>
          <table:table-cell table:style-name="ce23" table:formula="of:=[.U54]*[.U55]" office:value-type="float" office:value="0" calcext:value-type="float">
            <text:p>-</text:p>
          </table:table-cell>
          <table:table-cell table:style-name="ce34" table:formula="of:=[.V54]*[.V55]" office:value-type="float" office:value="0" calcext:value-type="float">
            <text:p>-</text:p>
          </table:table-cell>
          <table:table-cell table:number-columns-repeated="100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1" office:value-type="string" calcext:value-type="string">
            <text:p>Total savings</text:p>
          </table:table-cell>
          <table:table-cell table:style-name="ce12" table:formula="of:=SUM([.C56:.V56])" office:value-type="float" office:value="-13253.76" calcext:value-type="float">
            <text:p>(13,253.76)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15 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mount</text:p>
          </table:table-cell>
          <table:table-cell table:style-name="ce12" table:formula="of:=[.R61]" office:value-type="float" office:value="17103.3935811631" calcext:value-type="float">
            <text:p>17,103.39</text:p>
          </table:table-cell>
          <table:table-cell table:style-name="ce17" office:value-type="float" office:value="2000" calcext:value-type="float">
            <text:p>2,000.00</text:p>
          </table:table-cell>
          <table:table-cell table:style-name="ce17" table:formula="of:=[.C61]*(1+0.05)" office:value-type="float" office:value="2100" calcext:value-type="float">
            <text:p>2,100.00</text:p>
          </table:table-cell>
          <table:table-cell table:style-name="ce17" table:formula="of:=[.D61]*(1+0.05)" office:value-type="float" office:value="2205" calcext:value-type="float">
            <text:p>2,205.00</text:p>
          </table:table-cell>
          <table:table-cell table:style-name="ce17" table:formula="of:=[.E61]*(1+0.05)" office:value-type="float" office:value="2315.25" calcext:value-type="float">
            <text:p>2,315.25</text:p>
          </table:table-cell>
          <table:table-cell table:style-name="ce17" table:formula="of:=[.F61]*(1+0.05)" office:value-type="float" office:value="2431.0125" calcext:value-type="float">
            <text:p>2,431.01</text:p>
          </table:table-cell>
          <table:table-cell table:style-name="ce17" table:formula="of:=[.G61]*(1+0.05)" office:value-type="float" office:value="2552.563125" calcext:value-type="float">
            <text:p>2,552.56</text:p>
          </table:table-cell>
          <table:table-cell table:style-name="ce17" table:formula="of:=[.H61]*(1+0.05)" office:value-type="float" office:value="2680.19128125" calcext:value-type="float">
            <text:p>2,680.19</text:p>
          </table:table-cell>
          <table:table-cell table:style-name="ce17" table:formula="of:=[.E63]*(1+0.05)" office:value-type="float" office:value="11576.25" calcext:value-type="float">
            <text:p>11,576.25</text:p>
          </table:table-cell>
          <table:table-cell table:style-name="ce17" table:formula="of:=[.J61]*(1+0.05)" office:value-type="float" office:value="12155.0625" calcext:value-type="float">
            <text:p>12,155.06</text:p>
          </table:table-cell>
          <table:table-cell table:style-name="ce17" table:formula="of:=[.K61]*(1+0.05)" office:value-type="float" office:value="12762.815625" calcext:value-type="float">
            <text:p>12,762.82</text:p>
          </table:table-cell>
          <table:table-cell table:style-name="ce17" table:formula="of:=[.L61]*(1+0.05)" office:value-type="float" office:value="13400.95640625" calcext:value-type="float">
            <text:p>13,400.96</text:p>
          </table:table-cell>
          <table:table-cell table:style-name="ce17" table:formula="of:=[.M61]*(1+0.05)" office:value-type="float" office:value="14071.0042265625" calcext:value-type="float">
            <text:p>14,071.00</text:p>
          </table:table-cell>
          <table:table-cell table:style-name="ce17" table:formula="of:=[.N61]*(1+0.05)" office:value-type="float" office:value="14774.5544378906" calcext:value-type="float">
            <text:p>14,774.55</text:p>
          </table:table-cell>
          <table:table-cell table:style-name="ce17" table:formula="of:=[.O61]*(1+0.05)" office:value-type="float" office:value="15513.2821597852" calcext:value-type="float">
            <text:p>15,513.28</text:p>
          </table:table-cell>
          <table:table-cell table:style-name="ce17" table:formula="of:=[.P61]*(1+0.05)" office:value-type="float" office:value="16288.9462677744" calcext:value-type="float">
            <text:p>16,288.95</text:p>
          </table:table-cell>
          <table:table-cell table:style-name="ce17" table:formula="of:=[.Q61]*(1+0.05)" office:value-type="float" office:value="17103.3935811631" calcext:value-type="float">
            <text:p>17,103.39</text:p>
          </table:table-cell>
          <table:table-cell table:number-columns-repeated="1005"/>
        </table:table-row>
        <table:table-row table:style-name="ro1">
          <table:table-cell/>
          <table:table-cell table:style-name="ce12" table:formula="of:=[.R62]" office:value-type="float" office:value="10394.6408970568" calcext:value-type="float">
            <text:p>10,394.64</text:p>
          </table:table-cell>
          <table:table-cell table:style-name="ce17" office:value-type="float" office:value="5000" calcext:value-type="float">
            <text:p>5,000.00</text:p>
          </table:table-cell>
          <table:table-cell table:style-name="ce21" table:formula="of:=[.C62]*(1+0.05)" office:value-type="float" office:value="5250" calcext:value-type="float">
            <text:p>5,250.00</text:p>
          </table:table-cell>
          <table:table-cell table:style-name="ce21" table:formula="of:=[.D62]*(1+0.05)" office:value-type="float" office:value="5512.5" calcext:value-type="float">
            <text:p>5,512.50</text:p>
          </table:table-cell>
          <table:table-cell table:style-name="ce21" table:formula="of:=[.E62]*(1+0.05)" office:value-type="float" office:value="5788.125" calcext:value-type="float">
            <text:p>5,788.13</text:p>
          </table:table-cell>
          <table:table-cell table:style-name="ce21" table:formula="of:=[.F62]*(1+0.05)" office:value-type="float" office:value="6077.53125" calcext:value-type="float">
            <text:p>6,077.53</text:p>
          </table:table-cell>
          <table:table-cell table:style-name="ce21" table:formula="of:=[.G62]*(1+0.05)" office:value-type="float" office:value="6381.4078125" calcext:value-type="float">
            <text:p>6,381.41</text:p>
          </table:table-cell>
          <table:table-cell table:style-name="ce21" table:formula="of:=[.H62]*(1+0.05)" office:value-type="float" office:value="6700.478203125" calcext:value-type="float">
            <text:p>6,700.48</text:p>
          </table:table-cell>
          <table:table-cell table:style-name="ce21" table:formula="of:=[.I62]*(1+0.05)" office:value-type="float" office:value="7035.50211328125" calcext:value-type="float">
            <text:p>7,035.50</text:p>
          </table:table-cell>
          <table:table-cell table:style-name="ce21" table:formula="of:=[.J62]*(1+0.05)" office:value-type="float" office:value="7387.27721894531" calcext:value-type="float">
            <text:p>7,387.28</text:p>
          </table:table-cell>
          <table:table-cell table:style-name="ce21" table:formula="of:=[.K62]*(1+0.05)" office:value-type="float" office:value="7756.64107989258" calcext:value-type="float">
            <text:p>7,756.64</text:p>
          </table:table-cell>
          <table:table-cell table:style-name="ce21" table:formula="of:=[.L62]*(1+0.05)" office:value-type="float" office:value="8144.47313388721" calcext:value-type="float">
            <text:p>8,144.47</text:p>
          </table:table-cell>
          <table:table-cell table:style-name="ce21" table:formula="of:=[.M62]*(1+0.05)" office:value-type="float" office:value="8551.69679058157" calcext:value-type="float">
            <text:p>8,551.70</text:p>
          </table:table-cell>
          <table:table-cell table:style-name="ce21" table:formula="of:=[.N62]*(1+0.05)" office:value-type="float" office:value="8979.28163011065" calcext:value-type="float">
            <text:p>8,979.28</text:p>
          </table:table-cell>
          <table:table-cell table:style-name="ce21" table:formula="of:=[.O62]*(1+0.05)" office:value-type="float" office:value="9428.24571161618" calcext:value-type="float">
            <text:p>9,428.25</text:p>
          </table:table-cell>
          <table:table-cell table:style-name="ce21" table:formula="of:=[.P62]*(1+0.05)" office:value-type="float" office:value="9899.65799719699" calcext:value-type="float">
            <text:p>9,899.66</text:p>
          </table:table-cell>
          <table:table-cell table:style-name="ce21" table:formula="of:=[.Q62]*(1+0.05)" office:value-type="float" office:value="10394.6408970568" calcext:value-type="float">
            <text:p>10,394.64</text:p>
          </table:table-cell>
          <table:table-cell table:number-columns-repeated="1005"/>
        </table:table-row>
        <table:table-row table:style-name="ro1">
          <table:table-cell/>
          <table:table-cell table:style-name="ce12" table:formula="of:=[.R63]" office:value-type="float" office:value="5996.31296240715" calcext:value-type="float">
            <text:p>5,996.31</text:p>
          </table:table-cell>
          <table:table-cell table:style-name="ce17" office:value-type="float" office:value="10000" calcext:value-type="float">
            <text:p>10,000.00</text:p>
          </table:table-cell>
          <table:table-cell table:style-name="ce17" table:formula="of:=[.C63]*(1+0.05)" office:value-type="float" office:value="10500" calcext:value-type="float">
            <text:p>10,500.00</text:p>
          </table:table-cell>
          <table:table-cell table:style-name="ce17" table:formula="of:=[.D63]*(1+0.05)" office:value-type="float" office:value="11025" calcext:value-type="float">
            <text:p>11,025.00</text:p>
          </table:table-cell>
          <table:table-cell table:style-name="ce17" table:formula="of:=[.E63]*(1+0.05)" office:value-type="float" office:value="11576.25" calcext:value-type="float">
            <text:p>11,576.25</text:p>
          </table:table-cell>
          <table:table-cell table:style-name="ce17" table:formula="of:=[.F63]*(1+0.05)" office:value-type="float" office:value="12155.0625" calcext:value-type="float">
            <text:p>12,155.06</text:p>
          </table:table-cell>
          <table:table-cell table:style-name="ce17" table:formula="of:=[.C65]*(1+0.05)" office:value-type="float" office:value="3681.216" calcext:value-type="float">
            <text:p>3,681.22</text:p>
          </table:table-cell>
          <table:table-cell table:style-name="ce17" table:formula="of:=[.D65]*(1+0.05)" office:value-type="float" office:value="3865.2768" calcext:value-type="float">
            <text:p>3,865.28</text:p>
          </table:table-cell>
          <table:table-cell table:style-name="ce17" table:formula="of:=[.E65]*(1+0.05)" office:value-type="float" office:value="4058.54064" calcext:value-type="float">
            <text:p>4,058.54</text:p>
          </table:table-cell>
          <table:table-cell table:style-name="ce17" table:formula="of:=[.J63]*(1+0.05)" office:value-type="float" office:value="4261.467672" calcext:value-type="float">
            <text:p>4,261.47</text:p>
          </table:table-cell>
          <table:table-cell table:style-name="ce17" table:formula="of:=[.K63]*(1+0.05)" office:value-type="float" office:value="4474.5410556" calcext:value-type="float">
            <text:p>4,474.54</text:p>
          </table:table-cell>
          <table:table-cell table:style-name="ce17" table:formula="of:=[.L63]*(1+0.05)" office:value-type="float" office:value="4698.26810838" calcext:value-type="float">
            <text:p>4,698.27</text:p>
          </table:table-cell>
          <table:table-cell table:style-name="ce17" table:formula="of:=[.M63]*(1+0.05)" office:value-type="float" office:value="4933.181513799" calcext:value-type="float">
            <text:p>4,933.18</text:p>
          </table:table-cell>
          <table:table-cell table:style-name="ce17" table:formula="of:=[.N63]*(1+0.05)" office:value-type="float" office:value="5179.84058948895" calcext:value-type="float">
            <text:p>5,179.84</text:p>
          </table:table-cell>
          <table:table-cell table:style-name="ce17" table:formula="of:=[.O63]*(1+0.05)" office:value-type="float" office:value="5438.8326189634" calcext:value-type="float">
            <text:p>5,438.83</text:p>
          </table:table-cell>
          <table:table-cell table:style-name="ce17" table:formula="of:=[.P63]*(1+0.05)" office:value-type="float" office:value="5710.77424991157" calcext:value-type="float">
            <text:p>5,710.77</text:p>
          </table:table-cell>
          <table:table-cell table:style-name="ce17" table:formula="of:=[.Q63]*(1+0.05)" office:value-type="float" office:value="5996.31296240715" calcext:value-type="float">
            <text:p>5,996.31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Toxics</text:p>
          </table:table-cell>
          <table:table-cell table:style-name="ce12" table:formula="of:=[.R65]" office:value-type="float" office:value="7288.5558827619" calcext:value-type="float">
            <text:p>7,288.56</text:p>
          </table:table-cell>
          <table:table-cell table:style-name="ce17" table:formula="of:=[.I56]*(-1)" office:value-type="float" office:value="3505.92" calcext:value-type="float">
            <text:p>3,505.92</text:p>
          </table:table-cell>
          <table:table-cell table:style-name="ce17" table:formula="of:=[.C65]*(1+0.05)" office:value-type="float" office:value="3681.216" calcext:value-type="float">
            <text:p>3,681.22</text:p>
          </table:table-cell>
          <table:table-cell table:style-name="ce17" table:formula="of:=[.D65]*(1+0.05)" office:value-type="float" office:value="3865.2768" calcext:value-type="float">
            <text:p>3,865.28</text:p>
          </table:table-cell>
          <table:table-cell table:style-name="ce17" table:formula="of:=[.E65]*(1+0.05)" office:value-type="float" office:value="4058.54064" calcext:value-type="float">
            <text:p>4,058.54</text:p>
          </table:table-cell>
          <table:table-cell table:style-name="ce17" table:formula="of:=[.F65]*(1+0.05)" office:value-type="float" office:value="4261.467672" calcext:value-type="float">
            <text:p>4,261.47</text:p>
          </table:table-cell>
          <table:table-cell table:style-name="ce17" table:formula="of:=[.G65]*(1+0.05)" office:value-type="float" office:value="4474.5410556" calcext:value-type="float">
            <text:p>4,474.54</text:p>
          </table:table-cell>
          <table:table-cell table:style-name="ce17" table:formula="of:=[.H65]*(1+0.05)" office:value-type="float" office:value="4698.26810838" calcext:value-type="float">
            <text:p>4,698.27</text:p>
          </table:table-cell>
          <table:table-cell table:style-name="ce17" table:formula="of:=[.I65]*(1+0.05)" office:value-type="float" office:value="4933.181513799" calcext:value-type="float">
            <text:p>4,933.18</text:p>
          </table:table-cell>
          <table:table-cell table:style-name="ce17" table:formula="of:=[.J65]*(1+0.05)" office:value-type="float" office:value="5179.84058948895" calcext:value-type="float">
            <text:p>5,179.84</text:p>
          </table:table-cell>
          <table:table-cell table:style-name="ce17" table:formula="of:=[.K65]*(1+0.05)" office:value-type="float" office:value="5438.8326189634" calcext:value-type="float">
            <text:p>5,438.83</text:p>
          </table:table-cell>
          <table:table-cell table:style-name="ce17" table:formula="of:=[.L65]*(1+0.05)" office:value-type="float" office:value="5710.77424991157" calcext:value-type="float">
            <text:p>5,710.77</text:p>
          </table:table-cell>
          <table:table-cell table:style-name="ce17" table:formula="of:=[.M65]*(1+0.05)" office:value-type="float" office:value="5996.31296240715" calcext:value-type="float">
            <text:p>5,996.31</text:p>
          </table:table-cell>
          <table:table-cell table:style-name="ce17" table:formula="of:=[.N65]*(1+0.05)" office:value-type="float" office:value="6296.12861052751" calcext:value-type="float">
            <text:p>6,296.13</text:p>
          </table:table-cell>
          <table:table-cell table:style-name="ce17" table:formula="of:=[.O65]*(1+0.05)" office:value-type="float" office:value="6610.93504105388" calcext:value-type="float">
            <text:p>6,610.94</text:p>
          </table:table-cell>
          <table:table-cell table:style-name="ce17" table:formula="of:=[.P65]*(1+0.05)" office:value-type="float" office:value="6941.48179310658" calcext:value-type="float">
            <text:p>6,941.48</text:p>
          </table:table-cell>
          <table:table-cell table:style-name="ce17" table:formula="of:=[.Q65]*(1+0.05)" office:value-type="float" office:value="7288.5558827619" calcext:value-type="float">
            <text:p>7,288.5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Food</text:p>
          </table:table-cell>
          <table:table-cell table:style-name="ce12" table:formula="of:=[.R66]" office:value-type="float" office:value="8133.76492338339" calcext:value-type="float">
            <text:p>8,133.76</text:p>
          </table:table-cell>
          <table:table-cell table:style-name="ce18" table:formula="of:=[.H56]*(-1)" office:value-type="float" office:value="3912.48" calcext:value-type="float">
            <text:p>3,912.48</text:p>
          </table:table-cell>
          <table:table-cell table:style-name="ce17" table:formula="of:=[.C66]*(1+0.05)" office:value-type="float" office:value="4108.104" calcext:value-type="float">
            <text:p>4,108.10</text:p>
          </table:table-cell>
          <table:table-cell table:style-name="ce17" table:formula="of:=[.D66]*(1+0.05)" office:value-type="float" office:value="4313.5092" calcext:value-type="float">
            <text:p>4,313.51</text:p>
          </table:table-cell>
          <table:table-cell table:style-name="ce17" table:formula="of:=[.E66]*(1+0.05)" office:value-type="float" office:value="4529.18466" calcext:value-type="float">
            <text:p>4,529.18</text:p>
          </table:table-cell>
          <table:table-cell table:style-name="ce17" table:formula="of:=[.F66]*(1+0.05)" office:value-type="float" office:value="4755.643893" calcext:value-type="float">
            <text:p>4,755.64</text:p>
          </table:table-cell>
          <table:table-cell table:style-name="ce17" table:formula="of:=[.G66]*(1+0.05)" office:value-type="float" office:value="4993.42608765" calcext:value-type="float">
            <text:p>4,993.43</text:p>
          </table:table-cell>
          <table:table-cell table:style-name="ce17" table:formula="of:=[.H66]*(1+0.05)" office:value-type="float" office:value="5243.0973920325" calcext:value-type="float">
            <text:p>5,243.10</text:p>
          </table:table-cell>
          <table:table-cell table:style-name="ce17" table:formula="of:=[.I66]*(1+0.05)" office:value-type="float" office:value="5505.25226163413" calcext:value-type="float">
            <text:p>5,505.25</text:p>
          </table:table-cell>
          <table:table-cell table:style-name="ce17" table:formula="of:=[.J66]*(1+0.05)" office:value-type="float" office:value="5780.51487471583" calcext:value-type="float">
            <text:p>5,780.51</text:p>
          </table:table-cell>
          <table:table-cell table:style-name="ce17" table:formula="of:=[.K66]*(1+0.05)" office:value-type="float" office:value="6069.54061845163" calcext:value-type="float">
            <text:p>6,069.54</text:p>
          </table:table-cell>
          <table:table-cell table:style-name="ce17" table:formula="of:=[.L66]*(1+0.05)" office:value-type="float" office:value="6373.01764937421" calcext:value-type="float">
            <text:p>6,373.02</text:p>
          </table:table-cell>
          <table:table-cell table:style-name="ce17" table:formula="of:=[.M66]*(1+0.05)" office:value-type="float" office:value="6691.66853184292" calcext:value-type="float">
            <text:p>6,691.67</text:p>
          </table:table-cell>
          <table:table-cell table:style-name="ce17" table:formula="of:=[.N66]*(1+0.05)" office:value-type="float" office:value="7026.25195843506" calcext:value-type="float">
            <text:p>7,026.25</text:p>
          </table:table-cell>
          <table:table-cell table:style-name="ce17" table:formula="of:=[.O66]*(1+0.05)" office:value-type="float" office:value="7377.56455635682" calcext:value-type="float">
            <text:p>7,377.56</text:p>
          </table:table-cell>
          <table:table-cell table:style-name="ce17" table:formula="of:=[.P66]*(1+0.05)" office:value-type="float" office:value="7746.44278417466" calcext:value-type="float">
            <text:p>7,746.44</text:p>
          </table:table-cell>
          <table:table-cell table:style-name="ce17" table:formula="of:=[.Q66]*(1+0.05)" office:value-type="float" office:value="8133.76492338339" calcext:value-type="float">
            <text:p>8,133.7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Cash</text:p>
          </table:table-cell>
          <table:table-cell table:style-name="ce12" table:formula="of:=[.R67]" office:value-type="float" office:value="2535.62712186446" calcext:value-type="float">
            <text:p>2,535.63</text:p>
          </table:table-cell>
          <table:table-cell table:style-name="ce17" table:formula="of:=[.J56]*(-1)" office:value-type="float" office:value="1219.68" calcext:value-type="float">
            <text:p>1,219.68</text:p>
          </table:table-cell>
          <table:table-cell table:style-name="ce17" table:formula="of:=[.C67]*(1+0.05)" office:value-type="float" office:value="1280.664" calcext:value-type="float">
            <text:p>1,280.66</text:p>
          </table:table-cell>
          <table:table-cell table:style-name="ce17" table:formula="of:=[.D67]*(1+0.05)" office:value-type="float" office:value="1344.6972" calcext:value-type="float">
            <text:p>1,344.70</text:p>
          </table:table-cell>
          <table:table-cell table:style-name="ce17" table:formula="of:=[.E67]*(1+0.05)" office:value-type="float" office:value="1411.93206" calcext:value-type="float">
            <text:p>1,411.93</text:p>
          </table:table-cell>
          <table:table-cell table:style-name="ce17" table:formula="of:=[.F67]*(1+0.05)" office:value-type="float" office:value="1482.528663" calcext:value-type="float">
            <text:p>1,482.53</text:p>
          </table:table-cell>
          <table:table-cell table:style-name="ce17" table:formula="of:=[.G67]*(1+0.05)" office:value-type="float" office:value="1556.65509615" calcext:value-type="float">
            <text:p>1,556.66</text:p>
          </table:table-cell>
          <table:table-cell table:style-name="ce17" table:formula="of:=[.H67]*(1+0.05)" office:value-type="float" office:value="1634.4878509575" calcext:value-type="float">
            <text:p>1,634.49</text:p>
          </table:table-cell>
          <table:table-cell table:style-name="ce17" table:formula="of:=[.I67]*(1+0.05)" office:value-type="float" office:value="1716.21224350538" calcext:value-type="float">
            <text:p>1,716.21</text:p>
          </table:table-cell>
          <table:table-cell table:style-name="ce17" table:formula="of:=[.J67]*(1+0.05)" office:value-type="float" office:value="1802.02285568064" calcext:value-type="float">
            <text:p>1,802.02</text:p>
          </table:table-cell>
          <table:table-cell table:style-name="ce17" table:formula="of:=[.K67]*(1+0.05)" office:value-type="float" office:value="1892.12399846468" calcext:value-type="float">
            <text:p>1,892.12</text:p>
          </table:table-cell>
          <table:table-cell table:style-name="ce17" table:formula="of:=[.L67]*(1+0.05)" office:value-type="float" office:value="1986.73019838791" calcext:value-type="float">
            <text:p>1,986.73</text:p>
          </table:table-cell>
          <table:table-cell table:style-name="ce17" table:formula="of:=[.M67]*(1+0.05)" office:value-type="float" office:value="2086.06670830731" calcext:value-type="float">
            <text:p>2,086.07</text:p>
          </table:table-cell>
          <table:table-cell table:style-name="ce17" table:formula="of:=[.N67]*(1+0.05)" office:value-type="float" office:value="2190.37004372267" calcext:value-type="float">
            <text:p>2,190.37</text:p>
          </table:table-cell>
          <table:table-cell table:style-name="ce17" table:formula="of:=[.O67]*(1+0.05)" office:value-type="float" office:value="2299.88854590881" calcext:value-type="float">
            <text:p>2,299.89</text:p>
          </table:table-cell>
          <table:table-cell table:style-name="ce17" table:formula="of:=[.P67]*(1+0.05)" office:value-type="float" office:value="2414.88297320425" calcext:value-type="float">
            <text:p>2,414.88</text:p>
          </table:table-cell>
          <table:table-cell table:style-name="ce17" table:formula="of:=[.Q67]*(1+0.05)" office:value-type="float" office:value="2535.62712186446" calcext:value-type="float">
            <text:p>2,535.63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2" table:formula="of:=SUM([.B65:.B67])" office:value-type="float" office:value="17957.9479280098" calcext:value-type="float">
            <text:p>17,957.95</text:p>
          </table:table-cell>
          <table:table-cell table:number-columns-repeated="1021"/>
        </table:table-row>
        <table:table-row table:style-name="ro1" table:number-rows-repeated="1048506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Data.X2:Data.X49">
            <calcext:condition calcext:apply-style-name="Untitled1" calcext:value="&lt;=-1800" calcext:base-cell-address="Data.X2"/>
          </calcext:conditional-format>
        </calcext:conditional-formats>
      </table:table>
      <table:table table:name="Graph" table:style-name="ta1">
        <table:shapes>
          <draw:frame draw:z-index="0" draw:style-name="gr4" draw:text-style-name="P2" svg:width="10.0268in" svg:height="4.8941in" svg:x="0.1843in" svg:y="0.1256in">
            <draw:object draw:notify-on-update-of-ranges="Data.C1:Data.C1 Data.C2:Data.C38 Data.G1:Data.G1 Data.G2:Data.G38 Data.H1:Data.H1 Data.H2:Data.H38 Data.I1:Data.I1 Data.I2:Data.I38 Data.J1:Data.J1 Data.J2:Data.J38 Data.M1:Data.M1 Data.M2:Data.M38 Data.N1:Data.N1 Data.N2:Data.N38 Data.S1:Data.S1 Data.S2:Data.S38 Data.U1:Data.U1 Data.U2:Data.U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0" number:min-integer-digits="1"/>
    </number:number-style>
    <number:number-style style:name="N133P0" style:volatile="true">
      <number:number number:decimal-places="2" number:min-integer-digits="1" number:grouping="true"/>
    </number:number-style>
    <number:number-style style:name="N133P1" style:volatile="true">
      <number:text>(</number:text>
      <number:number number:decimal-places="2" number:min-integer-digits="1" number:grouping="true"/>
      <number:text>)</number:text>
    </number:number-style>
    <number:number-style style:name="N133">
      <number:text>-</number:text>
      <number:number number:decimal-places="0" number:min-integer-digits="0"/>
      <style:map style:condition="value()&gt;0" style:apply-style-name="N133P0"/>
      <style:map style:condition="value()&lt;0" style:apply-style-name="N133P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20:27:21.909136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5:21:34.083709257</meta:creation-date>
    <meta:editing-duration>PT5H52M53S</meta:editing-duration>
    <meta:editing-cycles>80</meta:editing-cycles>
    <meta:generator>LibreOffice/4.3.7.2$Linux_x86 LibreOffice_project/430m0$Build-2</meta:generator>
    <dc:date>2018-04-24T20:27:41.496508144</dc:date>
    <meta:document-statistic meta:table-count="2" meta:cell-count="13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45"/>
      <style:graphic-properties svg:stroke-color="#b3b3b3"/>
      <style:text-properties fo:font-size="8pt" fo:font-weight="bold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hatch" draw:fill-color="#e6e6e6" draw:fill-hatch-name="Black_20_45_20_Degrees" draw:opacity="50%" draw:opacity-name="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469cm" svg:height="12.432cm" xlink:href=".." xlink:type="simple" chart:class="chart:bar" chart:style-name="ch1">
        <chart:legend chart:legend-position="end" svg:x="23.072cm" svg:y="3.925cm" style:legend-expansion="high" chart:style-name="ch2"/>
        <chart:plot-area chart:style-name="ch3" table:cell-range-address="Data.C1:Data.C38 Data.G1:Data.J38 Data.M1:Data.N38 Data.S1:Data.S38 Data.U1:Data.U38" chart:data-source-has-labels="row" svg:x="0.607cm" svg:y="0.418cm" svg:width="21.328cm" svg:height="11.476cm" dr3d:transform="matrix (0.348642061935828 -0.183480551059224 -0.919121101940401 0.410003978181188 0.911699385486706 -0.0264758074241807 0.842819939562855 -0.36761272813406 0.393084509474871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04cm" svg:y="0.529cm" svg:width="20.231cm" svg:height="11.4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Data.C2:Data.C38" chart:label-cell-address="Data.C1:Data.C1" chart:class="chart:bar">
            <chart:data-point chart:repeated="37"/>
          </chart:series>
          <chart:series chart:style-name="ch9" chart:values-cell-range-address="Data.G2:Data.G38" chart:label-cell-address="Data.G1:Data.G1" chart:class="chart:bar">
            <chart:data-point chart:repeated="37"/>
          </chart:series>
          <chart:series chart:style-name="ch10" chart:values-cell-range-address="Data.H2:Data.H38" chart:label-cell-address="Data.H1:Data.H1" chart:class="chart:bar">
            <chart:data-point chart:repeated="37"/>
          </chart:series>
          <chart:series chart:style-name="ch11" chart:values-cell-range-address="Data.I2:Data.I38" chart:label-cell-address="Data.I1:Data.I1" chart:class="chart:bar">
            <chart:data-point chart:repeated="37"/>
          </chart:series>
          <chart:series chart:style-name="ch12" chart:values-cell-range-address="Data.J2:Data.J38" chart:label-cell-address="Data.J1:Data.J1" chart:class="chart:bar">
            <chart:data-point chart:repeated="37"/>
          </chart:series>
          <chart:series chart:style-name="ch13" chart:values-cell-range-address="Data.M2:Data.M38" chart:label-cell-address="Data.M1:Data.M1" chart:class="chart:bar">
            <chart:data-point chart:repeated="37"/>
          </chart:series>
          <chart:series chart:style-name="ch14" chart:values-cell-range-address="Data.N2:Data.N38" chart:label-cell-address="Data.N1:Data.N1" chart:class="chart:bar">
            <chart:data-point chart:repeated="37"/>
          </chart:series>
          <chart:series chart:style-name="ch9" chart:values-cell-range-address="Data.S2:Data.S38" chart:label-cell-address="Data.S1:Data.S1" chart:class="chart:bar">
            <chart:data-point chart:repeated="37"/>
          </chart:series>
          <chart:series chart:style-name="ch11" chart:values-cell-range-address="Data.U2:Data.U38" chart:label-cell-address="Data.U1:Data.U1" chart:class="chart:bar">
            <chart:data-point chart:repeated="3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Debt</text:p>
                <draw:g>
                  <svg:desc>Data.C1:Data.C1</svg:desc>
                </draw:g>
              </table:table-cell>
              <table:table-cell office:value-type="string">
                <text:p>  Bank</text:p>
                <draw:g>
                  <svg:desc>Data.G1:Data.G1</svg:desc>
                </draw:g>
              </table:table-cell>
              <table:table-cell office:value-type="string">
                <text:p>  Food</text:p>
                <draw:g>
                  <svg:desc>Data.H1:Data.H1</svg:desc>
                </draw:g>
              </table:table-cell>
              <table:table-cell office:value-type="string">
                <text:p>  Toxics</text:p>
                <draw:g>
                  <svg:desc>Data.I1:Data.I1</svg:desc>
                </draw:g>
              </table:table-cell>
              <table:table-cell office:value-type="string">
                <text:p>  Cash</text:p>
                <draw:g>
                  <svg:desc>Data.J1:Data.J1</svg:desc>
                </draw:g>
              </table:table-cell>
              <table:table-cell office:value-type="string">
                <text:p>  Transport</text:p>
                <draw:g>
                  <svg:desc>Data.M1:Data.M1</svg:desc>
                </draw:g>
              </table:table-cell>
              <table:table-cell office:value-type="string">
                <text:p>  Rent</text:p>
                <draw:g>
                  <svg:desc>Data.N1:Data.N1</svg:desc>
                </draw:g>
              </table:table-cell>
              <table:table-cell office:value-type="string">
                <text:p>  Port</text:p>
                <draw:g>
                  <svg:desc>Data.S1:Data.S1</svg:desc>
                </draw:g>
              </table:table-cell>
              <table:table-cell office:value-type="string">
                <text:p>  Taxes</text:p>
                <draw:g>
                  <svg:desc>Data.U1:Data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83">
                <text:p>-383</text:p>
                <draw:g>
                  <svg:desc>Data.C2:Data.C38</svg:desc>
                </draw:g>
              </table:table-cell>
              <table:table-cell office:value-type="float" office:value="-668">
                <text:p>-668</text:p>
                <draw:g>
                  <svg:desc>Data.G2:Data.G38</svg:desc>
                </draw:g>
              </table:table-cell>
              <table:table-cell office:value-type="float" office:value="-408">
                <text:p>-408</text:p>
                <draw:g>
                  <svg:desc>Data.H2:Data.H38</svg:desc>
                </draw:g>
              </table:table-cell>
              <table:table-cell office:value-type="float" office:value="-626">
                <text:p>-626</text:p>
                <draw:g>
                  <svg:desc>Data.I2:Data.I38</svg:desc>
                </draw:g>
              </table:table-cell>
              <table:table-cell office:value-type="float" office:value="-120">
                <text:p>-120</text:p>
                <draw:g>
                  <svg:desc>Data.J2:Data.J38</svg:desc>
                </draw:g>
              </table:table-cell>
              <table:table-cell office:value-type="float" office:value="-2">
                <text:p>-2</text:p>
                <draw:g>
                  <svg:desc>Data.M2:Data.M38</svg:desc>
                </draw:g>
              </table:table-cell>
              <table:table-cell office:value-type="float" office:value="-580">
                <text:p>-580</text:p>
                <draw:g>
                  <svg:desc>Data.N2:Data.N38</svg:desc>
                </draw:g>
              </table:table-cell>
              <table:table-cell office:value-type="float" office:value="0">
                <text:p>0</text:p>
                <draw:g>
                  <svg:desc>Data.S2:Data.S38</svg:desc>
                </draw:g>
              </table:table-cell>
              <table:table-cell office:value-type="float" office:value="0">
                <text:p>0</text:p>
                <draw:g>
                  <svg:desc>Data.U2:Data.U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83">
                <text:p>-383</text:p>
              </table:table-cell>
              <table:table-cell office:value-type="float" office:value="-137">
                <text:p>-137</text:p>
              </table:table-cell>
              <table:table-cell office:value-type="float" office:value="-626">
                <text:p>-626</text:p>
              </table:table-cell>
              <table:table-cell office:value-type="float" office:value="-240">
                <text:p>-240</text:p>
              </table:table-cell>
              <table:table-cell office:value-type="float" office:value="-380">
                <text:p>-380</text:p>
              </table:table-cell>
              <table:table-cell office:value-type="float" office:value="0">
                <text:p>0</text:p>
              </table:table-cell>
              <table:table-cell office:value-type="float" office:value="-486">
                <text:p>-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83">
                <text:p>-383</text:p>
              </table:table-cell>
              <table:table-cell office:value-type="float" office:value="-322">
                <text:p>-322</text:p>
              </table:table-cell>
              <table:table-cell office:value-type="float" office:value="-311">
                <text:p>-311</text:p>
              </table:table-cell>
              <table:table-cell office:value-type="float" office:value="-117">
                <text:p>-117</text:p>
              </table:table-cell>
              <table:table-cell office:value-type="float" office:value="-520">
                <text:p>-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83">
                <text:p>-383</text:p>
              </table:table-cell>
              <table:table-cell office:value-type="float" office:value="-256">
                <text:p>-256</text:p>
              </table:table-cell>
              <table:table-cell office:value-type="float" office:value="-128">
                <text:p>-128</text:p>
              </table:table-cell>
              <table:table-cell office:value-type="float" office:value="-137">
                <text:p>-137</text:p>
              </table:table-cell>
              <table:table-cell office:value-type="float" office:value="-140">
                <text:p>-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83">
                <text:p>-383</text:p>
              </table:table-cell>
              <table:table-cell office:value-type="float" office:value="-131">
                <text:p>-131</text:p>
              </table:table-cell>
              <table:table-cell office:value-type="float" office:value="-208">
                <text:p>-208</text:p>
              </table:table-cell>
              <table:table-cell office:value-type="float" office:value="-141">
                <text:p>-141</text:p>
              </table:table-cell>
              <table:table-cell office:value-type="float" office:value="-550">
                <text:p>-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83">
                <text:p>-383</text:p>
              </table:table-cell>
              <table:table-cell office:value-type="float" office:value="-131">
                <text:p>-131</text:p>
              </table:table-cell>
              <table:table-cell office:value-type="float" office:value="-183">
                <text:p>-183</text:p>
              </table:table-cell>
              <table:table-cell office:value-type="float" office:value="-50">
                <text:p>-50</text:p>
              </table:table-cell>
              <table:table-cell office:value-type="float" office:value="-440">
                <text:p>-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83">
                <text:p>-383</text:p>
              </table:table-cell>
              <table:table-cell office:value-type="float" office:value="-325">
                <text:p>-325</text:p>
              </table:table-cell>
              <table:table-cell office:value-type="float" office:value="-34">
                <text:p>-34</text:p>
              </table:table-cell>
              <table:table-cell office:value-type="float" office:value="-255">
                <text:p>-255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-105">
                <text:p>-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83">
                <text:p>-383</text:p>
              </table:table-cell>
              <table:table-cell office:value-type="float" office:value="-225">
                <text:p>-225</text:p>
              </table:table-cell>
              <table:table-cell office:value-type="float" office:value="-193">
                <text:p>-193</text:p>
              </table:table-cell>
              <table:table-cell office:value-type="float" office:value="-252">
                <text:p>-252</text:p>
              </table:table-cell>
              <table:table-cell office:value-type="float" office:value="-560">
                <text:p>-560</text:p>
              </table:table-cell>
              <table:table-cell office:value-type="float" office:value="-64">
                <text:p>-64</text:p>
              </table:table-cell>
              <table:table-cell office:value-type="float" office:value="-156">
                <text:p>-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83">
                <text:p>-383</text:p>
              </table:table-cell>
              <table:table-cell office:value-type="float" office:value="670">
                <text:p>670</text:p>
              </table:table-cell>
              <table:table-cell office:value-type="float" office:value="-421">
                <text:p>-421</text:p>
              </table:table-cell>
              <table:table-cell office:value-type="float" office:value="-167">
                <text:p>-167</text:p>
              </table:table-cell>
              <table:table-cell office:value-type="float" office:value="-400">
                <text:p>-400</text:p>
              </table:table-cell>
              <table:table-cell office:value-type="float" office:value="-61">
                <text:p>-61</text:p>
              </table:table-cell>
              <table:table-cell office:value-type="float" office:value="-39">
                <text:p>-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83">
                <text:p>-383</text:p>
              </table:table-cell>
              <table:table-cell office:value-type="float" office:value="-232">
                <text:p>-232</text:p>
              </table:table-cell>
              <table:table-cell office:value-type="float" office:value="-305">
                <text:p>-305</text:p>
              </table:table-cell>
              <table:table-cell office:value-type="float" office:value="-215">
                <text:p>-215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83">
                <text:p>-383</text:p>
              </table:table-cell>
              <table:table-cell office:value-type="float" office:value="-39">
                <text:p>-39</text:p>
              </table:table-cell>
              <table:table-cell office:value-type="float" office:value="-678">
                <text:p>-678</text:p>
              </table:table-cell>
              <table:table-cell office:value-type="float" office:value="-214">
                <text:p>-214</text:p>
              </table:table-cell>
              <table:table-cell office:value-type="float" office:value="-300">
                <text:p>-300</text:p>
              </table:table-cell>
              <table:table-cell office:value-type="float" office:value="-112">
                <text:p>-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-769">
                <text:p>-769</text:p>
              </table:table-cell>
              <table:table-cell office:value-type="float" office:value="-329">
                <text:p>-329</text:p>
              </table:table-cell>
              <table:table-cell office:value-type="float" office:value="-120">
                <text:p>-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16">
                <text:p>-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09">
                <text:p>-509</text:p>
              </table:table-cell>
              <table:table-cell office:value-type="float" office:value="-28">
                <text:p>-28</text:p>
              </table:table-cell>
              <table:table-cell office:value-type="float" office:value="-570">
                <text:p>-570</text:p>
              </table:table-cell>
              <table:table-cell office:value-type="float" office:value="-226">
                <text:p>-226</text:p>
              </table:table-cell>
              <table:table-cell office:value-type="float" office:value="-320">
                <text:p>-320</text:p>
              </table:table-cell>
              <table:table-cell office:value-type="float" office:value="-59">
                <text:p>-59</text:p>
              </table:table-cell>
              <table:table-cell office:value-type="float" office:value="-48">
                <text:p>-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1322">
                <text:p>-1322</text:p>
              </table:table-cell>
              <table:table-cell office:value-type="float" office:value="-175">
                <text:p>-175</text:p>
              </table:table-cell>
              <table:table-cell office:value-type="float" office:value="-400">
                <text:p>-400</text:p>
              </table:table-cell>
              <table:table-cell office:value-type="float" office:value="-69">
                <text:p>-69</text:p>
              </table:table-cell>
              <table:table-cell office:value-type="float" office:value="-105">
                <text:p>-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484">
                <text:p>-484</text:p>
              </table:table-cell>
              <table:table-cell office:value-type="float" office:value="-458">
                <text:p>-458</text:p>
              </table:table-cell>
              <table:table-cell office:value-type="float" office:value="-581">
                <text:p>-581</text:p>
              </table:table-cell>
              <table:table-cell office:value-type="float" office:value="-56">
                <text:p>-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  <table:table-cell office:value-type="float" office:value="-14">
                <text:p>-14</text:p>
              </table:table-cell>
              <table:table-cell office:value-type="float" office:value="-380">
                <text:p>-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528">
                <text:p>-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09">
                <text:p>-509</text:p>
              </table:table-cell>
              <table:table-cell office:value-type="float" office:value="-194">
                <text:p>-194</text:p>
              </table:table-cell>
              <table:table-cell office:value-type="float" office:value="-396">
                <text:p>-396</text:p>
              </table:table-cell>
              <table:table-cell office:value-type="float" office:value="-405">
                <text:p>-405</text:p>
              </table:table-cell>
              <table:table-cell office:value-type="float" office:value="-230">
                <text:p>-230</text:p>
              </table:table-cell>
              <table:table-cell office:value-type="float" office:value="-62">
                <text:p>-62</text:p>
              </table:table-cell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09">
                <text:p>-509</text:p>
              </table:table-cell>
              <table:table-cell office:value-type="float" office:value="-12">
                <text:p>-12</text:p>
              </table:table-cell>
              <table:table-cell office:value-type="float" office:value="-386">
                <text:p>-386</text:p>
              </table:table-cell>
              <table:table-cell office:value-type="float" office:value="-376">
                <text:p>-376</text:p>
              </table:table-cell>
              <table:table-cell office:value-type="float" office:value="-240">
                <text:p>-240</text:p>
              </table:table-cell>
              <table:table-cell office:value-type="float" office:value="-715">
                <text:p>-715</text:p>
              </table:table-cell>
              <table:table-cell office:value-type="float" office:value="-133">
                <text:p>-133</text:p>
              </table:table-cell>
              <table:table-cell office:value-type="float" office:value="0">
                <text:p>0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09">
                <text:p>-509</text:p>
              </table:table-cell>
              <table:table-cell office:value-type="float" office:value="-96">
                <text:p>-96</text:p>
              </table:table-cell>
              <table:table-cell office:value-type="float" office:value="-440">
                <text:p>-440</text:p>
              </table:table-cell>
              <table:table-cell office:value-type="float" office:value="-355">
                <text:p>-355</text:p>
              </table:table-cell>
              <table:table-cell office:value-type="float" office:value="-240">
                <text:p>-240</text:p>
              </table:table-cell>
              <table:table-cell office:value-type="float" office:value="-64">
                <text:p>-64</text:p>
              </table:table-cell>
              <table:table-cell office:value-type="float" office:value="-52">
                <text:p>-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418">
                <text:p>-418</text:p>
              </table:table-cell>
              <table:table-cell office:value-type="float" office:value="-329">
                <text:p>-329</text:p>
              </table:table-cell>
              <table:table-cell office:value-type="float" office:value="-200">
                <text:p>-200</text:p>
              </table:table-cell>
              <table:table-cell office:value-type="float" office:value="-58">
                <text:p>-58</text:p>
              </table:table-cell>
              <table:table-cell office:value-type="float" office:value="-116">
                <text:p>-116</text:p>
              </table:table-cell>
              <table:table-cell office:value-type="float" office:value="0">
                <text:p>0</text:p>
              </table:table-cell>
              <table:table-cell office:value-type="float" office:value="-529">
                <text:p>-5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09">
                <text:p>-509</text:p>
              </table:table-cell>
              <table:table-cell office:value-type="float" office:value="-6">
                <text:p>-6</text:p>
              </table:table-cell>
              <table:table-cell office:value-type="float" office:value="-325">
                <text:p>-325</text:p>
              </table:table-cell>
              <table:table-cell office:value-type="float" office:value="-315">
                <text:p>-315</text:p>
              </table:table-cell>
              <table:table-cell office:value-type="float" office:value="-180">
                <text:p>-180</text:p>
              </table:table-cell>
              <table:table-cell office:value-type="float" office:value="-59">
                <text:p>-59</text:p>
              </table:table-cell>
              <table:table-cell office:value-type="float" office:value="-116">
                <text:p>-116</text:p>
              </table:table-cell>
              <table:table-cell office:value-type="float" office:value="-472">
                <text:p>-472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09">
                <text:p>-509</text:p>
              </table:table-cell>
              <table:table-cell office:value-type="float" office:value="-26">
                <text:p>-26</text:p>
              </table:table-cell>
              <table:table-cell office:value-type="float" office:value="-318">
                <text:p>-318</text:p>
              </table:table-cell>
              <table:table-cell office:value-type="float" office:value="-276">
                <text:p>-276</text:p>
              </table:table-cell>
              <table:table-cell office:value-type="float" office:value="-310">
                <text:p>-310</text:p>
              </table:table-cell>
              <table:table-cell office:value-type="float" office:value="-55">
                <text:p>-55</text:p>
              </table:table-cell>
              <table:table-cell office:value-type="float" office:value="-102">
                <text:p>-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09">
                <text:p>-509</text:p>
              </table:table-cell>
              <table:table-cell office:value-type="float" office:value="1412">
                <text:p>1412</text:p>
              </table:table-cell>
              <table:table-cell office:value-type="float" office:value="-283">
                <text:p>-283</text:p>
              </table:table-cell>
              <table:table-cell office:value-type="float" office:value="-259">
                <text:p>-259</text:p>
              </table:table-cell>
              <table:table-cell office:value-type="float" office:value="-300">
                <text:p>-300</text:p>
              </table:table-cell>
              <table:table-cell office:value-type="float" office:value="-66">
                <text:p>-66</text:p>
              </table:table-cell>
              <table:table-cell office:value-type="float" office:value="-149">
                <text:p>-149</text:p>
              </table:table-cell>
              <table:table-cell office:value-type="float" office:value="-538">
                <text:p>-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09">
                <text:p>-509</text:p>
              </table:table-cell>
              <table:table-cell office:value-type="float" office:value="-178">
                <text:p>-178</text:p>
              </table:table-cell>
              <table:table-cell office:value-type="float" office:value="-285">
                <text:p>-285</text:p>
              </table:table-cell>
              <table:table-cell office:value-type="float" office:value="-126">
                <text:p>-126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09">
                <text:p>-509</text:p>
              </table:table-cell>
              <table:table-cell office:value-type="float" office:value="-184">
                <text:p>-184</text:p>
              </table:table-cell>
              <table:table-cell office:value-type="float" office:value="-363">
                <text:p>-363</text:p>
              </table:table-cell>
              <table:table-cell office:value-type="float" office:value="-291">
                <text:p>-291</text:p>
              </table:table-cell>
              <table:table-cell office:value-type="float" office:value="-280">
                <text:p>-280</text:p>
              </table:table-cell>
              <table:table-cell office:value-type="float" office:value="-147">
                <text:p>-147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09">
                <text:p>-509</text:p>
              </table:table-cell>
              <table:table-cell office:value-type="float" office:value="-178">
                <text:p>-178</text:p>
              </table:table-cell>
              <table:table-cell office:value-type="float" office:value="-446">
                <text:p>-446</text:p>
              </table:table-cell>
              <table:table-cell office:value-type="float" office:value="-153">
                <text:p>-153</text:p>
              </table:table-cell>
              <table:table-cell office:value-type="float" office:value="-180">
                <text:p>-180</text:p>
              </table:table-cell>
              <table:table-cell office:value-type="float" office:value="-78">
                <text:p>-78</text:p>
              </table:table-cell>
              <table:table-cell office:value-type="float" office:value="-149">
                <text:p>-149</text:p>
              </table:table-cell>
              <table:table-cell office:value-type="float" office:value="-198">
                <text:p>-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09">
                <text:p>-509</text:p>
              </table:table-cell>
              <table:table-cell office:value-type="float" office:value="-192">
                <text:p>-192</text:p>
              </table:table-cell>
              <table:table-cell office:value-type="float" office:value="-340">
                <text:p>-340</text:p>
              </table:table-cell>
              <table:table-cell office:value-type="float" office:value="-195">
                <text:p>-195</text:p>
              </table:table-cell>
              <table:table-cell office:value-type="float" office:value="-300">
                <text:p>-300</text:p>
              </table:table-cell>
              <table:table-cell office:value-type="float" office:value="-73">
                <text:p>-73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09">
                <text:p>-509</text:p>
              </table:table-cell>
              <table:table-cell office:value-type="float" office:value="-185">
                <text:p>-185</text:p>
              </table:table-cell>
              <table:table-cell office:value-type="float" office:value="-220">
                <text:p>-220</text:p>
              </table:table-cell>
              <table:table-cell office:value-type="float" office:value="-262">
                <text:p>-262</text:p>
              </table:table-cell>
              <table:table-cell office:value-type="float" office:value="-160">
                <text:p>-160</text:p>
              </table:table-cell>
              <table:table-cell office:value-type="float" office:value="0">
                <text:p>0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09">
                <text:p>-509</text:p>
              </table:table-cell>
              <table:table-cell office:value-type="float" office:value="822">
                <text:p>822</text:p>
              </table:table-cell>
              <table:table-cell office:value-type="float" office:value="-398">
                <text:p>-398</text:p>
              </table:table-cell>
              <table:table-cell office:value-type="float" office:value="-257">
                <text:p>-257</text:p>
              </table:table-cell>
              <table:table-cell office:value-type="float" office:value="-410">
                <text:p>-410</text:p>
              </table:table-cell>
              <table:table-cell office:value-type="float" office:value="-17">
                <text:p>-17</text:p>
              </table:table-cell>
              <table:table-cell office:value-type="float" office:value="-219">
                <text:p>-219</text:p>
              </table:table-cell>
              <table:table-cell office:value-type="float" office:value="-681">
                <text:p>-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09">
                <text:p>-509</text:p>
              </table:table-cell>
              <table:table-cell office:value-type="float" office:value="-363">
                <text:p>-363</text:p>
              </table:table-cell>
              <table:table-cell office:value-type="float" office:value="-309">
                <text:p>-309</text:p>
              </table:table-cell>
              <table:table-cell office:value-type="float" office:value="-524">
                <text:p>-524</text:p>
              </table:table-cell>
              <table:table-cell office:value-type="float" office:value="-330">
                <text:p>-330</text:p>
              </table:table-cell>
              <table:table-cell office:value-type="float" office:value="-68">
                <text:p>-68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69">
                <text:p>-769</text:p>
              </table:table-cell>
              <table:table-cell office:value-type="float" office:value="-15">
                <text:p>-15</text:p>
              </table:table-cell>
              <table:table-cell office:value-type="float" office:value="-221">
                <text:p>-221</text:p>
              </table:table-cell>
              <table:table-cell office:value-type="float" office:value="-260">
                <text:p>-260</text:p>
              </table:table-cell>
              <table:table-cell office:value-type="float" office:value="-240">
                <text:p>-240</text:p>
              </table:table-cell>
              <table:table-cell office:value-type="float" office:value="-67">
                <text:p>-67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69">
                <text:p>-769</text:p>
              </table:table-cell>
              <table:table-cell office:value-type="float" office:value="-6">
                <text:p>-6</text:p>
              </table:table-cell>
              <table:table-cell office:value-type="float" office:value="-346">
                <text:p>-346</text:p>
              </table:table-cell>
              <table:table-cell office:value-type="float" office:value="-229">
                <text:p>-229</text:p>
              </table:table-cell>
              <table:table-cell office:value-type="float" office:value="-460">
                <text:p>-460</text:p>
              </table:table-cell>
              <table:table-cell office:value-type="float" office:value="-48">
                <text:p>-48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69">
                <text:p>-769</text:p>
              </table:table-cell>
              <table:table-cell office:value-type="float" office:value="-6">
                <text:p>-6</text:p>
              </table:table-cell>
              <table:table-cell office:value-type="float" office:value="-222">
                <text:p>-222</text:p>
              </table:table-cell>
              <table:table-cell office:value-type="float" office:value="-136">
                <text:p>-136</text:p>
              </table:table-cell>
              <table:table-cell office:value-type="float" office:value="-300">
                <text:p>-300</text:p>
              </table:table-cell>
              <table:table-cell office:value-type="float" office:value="-72">
                <text:p>-72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64">
                <text:p>-764</text:p>
              </table:table-cell>
              <table:table-cell office:value-type="float" office:value="-18">
                <text:p>-18</text:p>
              </table:table-cell>
              <table:table-cell office:value-type="float" office:value="-247">
                <text:p>-247</text:p>
              </table:table-cell>
              <table:table-cell office:value-type="float" office:value="-295">
                <text:p>-295</text:p>
              </table:table-cell>
              <table:table-cell office:value-type="float" office:value="-600">
                <text:p>-600</text:p>
              </table:table-cell>
              <table:table-cell office:value-type="float" office:value="-14">
                <text:p>-14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38">
                <text:p>-638</text:p>
              </table:table-cell>
              <table:table-cell office:value-type="float" office:value="-86">
                <text:p>-86</text:p>
              </table:table-cell>
              <table:table-cell office:value-type="float" office:value="-245">
                <text:p>-245</text:p>
              </table:table-cell>
              <table:table-cell office:value-type="float" office:value="-510">
                <text:p>-510</text:p>
              </table:table-cell>
              <table:table-cell office:value-type="float" office:value="-340">
                <text:p>-340</text:p>
              </table:table-cell>
              <table:table-cell office:value-type="float" office:value="-200">
                <text:p>-200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97">
                <text:p>-597</text:p>
              </table:table-cell>
              <table:table-cell office:value-type="float" office:value="-110">
                <text:p>-110</text:p>
              </table:table-cell>
              <table:table-cell office:value-type="float" office:value="-406">
                <text:p>-406</text:p>
              </table:table-cell>
              <table:table-cell office:value-type="float" office:value="-255">
                <text:p>-255</text:p>
              </table:table-cell>
              <table:table-cell office:value-type="float" office:value="-180">
                <text:p>-180</text:p>
              </table:table-cell>
              <table:table-cell office:value-type="float" office:value="-188">
                <text:p>-188</text:p>
              </table:table-cell>
              <table:table-cell office:value-type="float" office:value="-561">
                <text:p>-561</text:p>
              </table:table-cell>
              <table:table-cell office:value-type="float" office:value="-848">
                <text:p>-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21">
                <text:p>-621</text:p>
              </table:table-cell>
              <table:table-cell office:value-type="float" office:value="-23">
                <text:p>-23</text:p>
              </table:table-cell>
              <table:table-cell office:value-type="float" office:value="-452">
                <text:p>-452</text:p>
              </table:table-cell>
              <table:table-cell office:value-type="float" office:value="-249">
                <text:p>-249</text:p>
              </table:table-cell>
              <table:table-cell office:value-type="float" office:value="-80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